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1.8866in"/>
    </style:style>
    <style:style style:name="co12" style:family="table-column">
      <style:table-column-properties fo:break-before="auto" style:column-width="2.122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rotation-align="none"/>
    </style:style>
    <style:style style:name="ce59" style:family="table-cell" style:parent-style-name="Default" style:data-style-name="N37">
      <style:table-cell-properties fo:background-color="#ff0000"/>
    </style:style>
    <style:style style:name="ce28" style:family="table-cell" style:parent-style-name="Default" style:data-style-name="N37">
      <style:table-cell-properties fo:background-color="transparent"/>
    </style:style>
    <style:style style:name="ce5" style:family="table-cell" style:parent-style-name="Default" style:data-style-name="N37">
      <style:table-cell-properties fo:background-color="#ff0000"/>
      <style:text-properties fo:color="#111111"/>
    </style:style>
    <style:style style:name="ce32" style:family="table-cell" style:parent-style-name="Default">
      <style:table-cell-properties style:rotation-align="none"/>
    </style:style>
    <style:style style:name="ce64" style:family="table-cell" style:parent-style-name="Default">
      <style:table-cell-properties fo:background-color="#ff0000"/>
    </style:style>
    <style:style style:name="ce33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f0000" style:rotation-align="none"/>
    </style:style>
    <style:style style:name="ce10" style:family="table-cell" style:parent-style-name="Default">
      <style:table-cell-properties fo:background-color="#ff0000"/>
      <style:text-properties fo:color="#111111"/>
    </style:style>
    <style:style style:name="ce11" style:family="table-cell" style:parent-style-name="Default">
      <style:table-cell-properties fo:background-color="#ff0000" style:rotation-align="none"/>
      <style:text-properties fo:color="#111111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/>
    <style:style style:name="ce66" style:family="table-cell" style:parent-style-name="Default" style:data-style-name="N2">
      <style:table-cell-properties fo:background-color="#ff0000"/>
    </style:style>
    <style:style style:name="ce15" style:family="table-cell" style:parent-style-name="Default" style:data-style-name="N2">
      <style:table-cell-properties fo:background-color="#ff0000"/>
      <style:text-properties fo:color="#111111"/>
    </style:style>
    <style:style style:name="ce16" style:family="table-cell" style:parent-style-name="Default">
      <style:table-cell-properties fo:background-color="transparent"/>
      <style:text-properties fo:color="#111111"/>
    </style:style>
    <style:style style:name="ce17" style:family="table-cell" style:parent-style-name="Default" style:data-style-name="N2">
      <style:table-cell-properties fo:background-color="transparent"/>
      <style:text-properties fo:color="#111111"/>
    </style:style>
    <style:style style:name="ce36" style:family="table-cell" style:parent-style-name="Default"/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/>
    <style:style style:name="ce24" style:family="table-cell" style:parent-style-name="Default">
      <style:table-cell-properties fo:background-color="#ff0000"/>
      <style:text-properties fo:color="#111111"/>
    </style:style>
    <style:style style:name="ce55" style:family="table-cell" style:parent-style-name="Default" style:data-style-name="N37">
      <style:table-cell-properties fo:background-color="#ffff00"/>
    </style:style>
    <style:style style:name="ce56" style:family="table-cell" style:parent-style-name="Default">
      <style:table-cell-properties fo:background-color="#ffff00"/>
    </style:style>
    <style:style style:name="ce57" style:family="table-cell" style:parent-style-name="Default" style:data-style-name="N37">
      <style:table-cell-properties fo:background-color="#ffff00" style:rotation-align="none"/>
    </style:style>
    <style:style style:name="ce58" style:family="table-cell" style:parent-style-name="Default">
      <style:table-cell-properties fo:background-color="#ffff00" style:rotation-align="none"/>
    </style:style>
    <style:style style:name="ce60" style:family="table-cell" style:parent-style-name="Default" style:data-style-name="N37">
      <style:table-cell-properties fo:background-color="#ff0000" style:rotation-align="none"/>
    </style:style>
    <style:style style:name="ce61" style:family="table-cell" style:parent-style-name="Default" style:data-style-name="N37">
      <style:table-cell-properties fo:background-color="transparent" style:rotation-align="none"/>
    </style:style>
    <style:style style:name="ce63" style:family="table-cell" style:parent-style-name="Default">
      <style:table-cell-properties fo:background-color="transparent" style:rotation-align="none"/>
    </style:style>
    <style:style style:name="ce6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/>
    <style:style style:name="ce68" style:family="table-cell" style:parent-style-name="Default"/>
    <style:style style:name="ce43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35"/>
        <table:table-column table:style-name="co4" table:default-cell-style-name="Default"/>
        <table:table-column table:style-name="co7" table:default-cell-style-name="ce36"/>
        <table:table-column table:style-name="co4" table:number-columns-repeated="99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_err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_err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n velocity (1s)</text:p>
          </table:table-cell>
          <table:table-cell table:number-columns-repeated="997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/>
          <table:table-cell table:style-name="ce32" office:value-type="float" office:value="17" calcext:value-type="float">
            <text:p>1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G2])/[.G2]/[.G2]" office:value-type="float" office:value="0.11038062283737" calcext:value-type="float">
            <text:p>0.11</text:p>
          </table:table-cell>
          <table:table-cell table:formula="of:=[.E2]-[.G2]" office:value-type="float" office:value="31.9" calcext:value-type="float">
            <text:p>31.90</text:p>
          </table:table-cell>
          <table:table-cell table:formula="of:=[.G2]^3/[.S2]" office:value-type="float" office:value="154.012539184953" calcext:value-type="float">
            <text:p>154.01</text:p>
          </table:table-cell>
          <table:table-cell/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2]/[.G2]" office:value-type="float" office:value="1.87647058823529" calcext:value-type="float">
            <text:p>1.88</text:p>
          </table:table-cell>
          <table:table-cell table:formula="of:=[.W2]/[.D2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 table:number-columns-repeated="998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/>
          <table:table-cell table:style-name="ce32" office:value-type="float" office:value="15.4" calcext:value-type="float">
            <text:p>15.4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3]-[.G3])/[.G3]/[.G3]" office:value-type="float" office:value="0.247090571765896" calcext:value-type="float">
            <text:p>0.25</text:p>
          </table:table-cell>
          <table:table-cell table:formula="of:=[.E3]-[.G3]" office:value-type="float" office:value="58.6" calcext:value-type="float">
            <text:p>58.60</text:p>
          </table:table-cell>
          <table:table-cell table:formula="of:=[.G3]^3/[.S3]" office:value-type="float" office:value="62.3253242320819" calcext:value-type="float">
            <text:p>62.33</text:p>
          </table:table-cell>
          <table:table-cell/>
          <table:table-cell office:value-type="float" office:value="3.99810399666385" calcext:value-type="float">
            <text:p>4.00</text:p>
          </table:table-cell>
          <table:table-cell office:value-type="float" office:value="19.9745723269687" calcext:value-type="float">
            <text:p>19.97</text:p>
          </table:table-cell>
          <table:table-cell table:formula="of:=[.S3]/[.G3]" office:value-type="float" office:value="3.80519480519481" calcext:value-type="float">
            <text:p>3.81</text:p>
          </table:table-cell>
          <table:table-cell table:formula="of:=[.W3]/[.D3]" office:value-type="float" office:value="0.307301112722595" calcext:value-type="float">
            <text:p>0.307301112722595</text:p>
          </table:table-cell>
          <table:table-cell office:value-type="float" office:value="0.888276883682195" calcext:value-type="float">
            <text:p>0.888276883682195</text:p>
          </table:table-cell>
          <table:table-cell table:number-columns-repeated="998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/>
          <table:table-cell table:style-name="ce32" office:value-type="float" office:value="30.9" calcext:value-type="float">
            <text:p>30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G4])/[.G4]/[.G4]" office:value-type="float" office:value="0.0340381856076078" calcext:value-type="float">
            <text:p>0.03</text:p>
          </table:table-cell>
          <table:table-cell table:formula="of:=[.E4]-[.G4]" office:value-type="float" office:value="32.5" calcext:value-type="float">
            <text:p>32.50</text:p>
          </table:table-cell>
          <table:table-cell table:formula="of:=[.G4]^3/[.S4]" office:value-type="float" office:value="907.803969230769" calcext:value-type="float">
            <text:p>907.80</text:p>
          </table:table-cell>
          <table:table-cell/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4]/[.G4]" office:value-type="float" office:value="1.05177993527508" calcext:value-type="float">
            <text:p>1.05</text:p>
          </table:table-cell>
          <table:table-cell table:formula="of:=[.W4]/[.D4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/>
          <table:table-cell table:style-name="ce32" office:value-type="float" office:value="6.9" calcext:value-type="float">
            <text:p>6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5]-[.G5])/[.G5]/[.G5]" office:value-type="float" office:value="0.798151648813274" calcext:value-type="float">
            <text:p>0.80</text:p>
          </table:table-cell>
          <table:table-cell table:formula="of:=[.E5]-[.G5]" office:value-type="float" office:value="38" calcext:value-type="float">
            <text:p>38.00</text:p>
          </table:table-cell>
          <table:table-cell table:formula="of:=[.G5]^3/[.S5]" office:value-type="float" office:value="8.64497368421053" calcext:value-type="float">
            <text:p>8.64</text:p>
          </table:table-cell>
          <table:table-cell/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G5]" office:value-type="float" office:value="5.50724637681159" calcext:value-type="float">
            <text:p>5.51</text:p>
          </table:table-cell>
          <table:table-cell table:formula="of:=[.W5]/[.D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/>
          <table:table-cell table:style-name="ce32" office:value-type="float" office:value="38.7" calcext:value-type="float">
            <text:p>38.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4"/>
          <table:table-cell table:formula="of:=([.E6]-[.G6])/[.G6]/[.G6]" office:value-type="float" office:value="0.0277093390488018" calcext:value-type="float">
            <text:p>0.03</text:p>
          </table:table-cell>
          <table:table-cell table:formula="of:=[.E6]-[.G6]" office:value-type="float" office:value="41.5" calcext:value-type="float">
            <text:p>41.50</text:p>
          </table:table-cell>
          <table:table-cell table:formula="of:=[.G6]^3/[.S6]" office:value-type="float" office:value="1396.64103614458" calcext:value-type="float">
            <text:p>1396.64</text:p>
          </table:table-cell>
          <table:table-cell/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6]/[.G6]" office:value-type="float" office:value="1.07235142118863" calcext:value-type="float">
            <text:p>1.07</text:p>
          </table:table-cell>
          <table:table-cell table:formula="of:=[.W6]/[.D6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2" office:value-type="float" office:value="9.5" calcext:value-type="float">
            <text:p>9.5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7]-[.G7])/[.G7]/[.G7]" office:value-type="float" office:value="0.415512465373961" calcext:value-type="float">
            <text:p>0.42</text:p>
          </table:table-cell>
          <table:table-cell table:formula="of:=[.E7]-[.G7]" office:value-type="float" office:value="37.5" calcext:value-type="float">
            <text:p>37.50</text:p>
          </table:table-cell>
          <table:table-cell table:formula="of:=[.G7]^3/[.S7]" office:value-type="float" office:value="22.8633333333333" calcext:value-type="float">
            <text:p>22.86</text:p>
          </table:table-cell>
          <table:table-cell/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G7]" office:value-type="float" office:value="3.94736842105263" calcext:value-type="float">
            <text:p>3.95</text:p>
          </table:table-cell>
          <table:table-cell table:formula="of:=[.W7]/[.D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/>
          <table:table-cell table:style-name="ce32" office:value-type="float" office:value="26.9" calcext:value-type="float">
            <text:p>26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8]-[.G8])/[.G8]/[.G8]" office:value-type="float" office:value="0.0921767250314396" calcext:value-type="float">
            <text:p>0.09</text:p>
          </table:table-cell>
          <table:table-cell table:formula="of:=[.E8]-[.G8]" office:value-type="float" office:value="66.7" calcext:value-type="float">
            <text:p>66.70</text:p>
          </table:table-cell>
          <table:table-cell table:formula="of:=[.G8]^3/[.S8]" office:value-type="float" office:value="291.83071964018" calcext:value-type="float">
            <text:p>291.83</text:p>
          </table:table-cell>
          <table:table-cell/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G8]" office:value-type="float" office:value="2.47955390334572" calcext:value-type="float">
            <text:p>2.48</text:p>
          </table:table-cell>
          <table:table-cell table:formula="of:=[.W8]/[.D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9]-[.G9])/[.G9]/[.G9]" office:value-type="float" office:value="0.3" calcext:value-type="float">
            <text:p>0.30</text:p>
          </table:table-cell>
          <table:table-cell table:formula="of:=[.E9]-[.G9]" office:value-type="float" office:value="120" calcext:value-type="float">
            <text:p>120.00</text:p>
          </table:table-cell>
          <table:table-cell table:formula="of:=[.G9]^3/[.S9]" office:value-type="float" office:value="66.6666666666667" calcext:value-type="float">
            <text:p>66.67</text:p>
          </table:table-cell>
          <table:table-cell/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G9]" office:value-type="float" office:value="6" calcext:value-type="float">
            <text:p>6.00</text:p>
          </table:table-cell>
          <table:table-cell table:formula="of:=[.W9]/[.D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10]-[.G10])/[.G10]/[.G10]" office:value-type="float" office:value="0.225" calcext:value-type="float">
            <text:p>0.23</text:p>
          </table:table-cell>
          <table:table-cell table:formula="of:=[.E10]-[.G10]" office:value-type="float" office:value="90" calcext:value-type="float">
            <text:p>90.00</text:p>
          </table:table-cell>
          <table:table-cell table:formula="of:=[.G10]^3/[.S10]" office:value-type="float" office:value="88.8888888888889" calcext:value-type="float">
            <text:p>88.89</text:p>
          </table:table-cell>
          <table:table-cell/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G10]" office:value-type="float" office:value="4.5" calcext:value-type="float">
            <text:p>4.50</text:p>
          </table:table-cell>
          <table:table-cell table:formula="of:=[.W10]/[.D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/>
          <table:table-cell table:style-name="ce32" office:value-type="float" office:value="23.2" calcext:value-type="float">
            <text:p>23.2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11]-[.G11])/[.G11]/[.G11]" office:value-type="float" office:value="0.160151605231867" calcext:value-type="float">
            <text:p>0.16</text:p>
          </table:table-cell>
          <table:table-cell table:formula="of:=[.E11]-[.G11]" office:value-type="float" office:value="86.2" calcext:value-type="float">
            <text:p>86.20</text:p>
          </table:table-cell>
          <table:table-cell table:formula="of:=[.G11]^3/[.S11]" office:value-type="float" office:value="144.862737819026" calcext:value-type="float">
            <text:p>144.86</text:p>
          </table:table-cell>
          <table:table-cell/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G11]" office:value-type="float" office:value="3.71551724137931" calcext:value-type="float">
            <text:p>3.72</text:p>
          </table:table-cell>
          <table:table-cell table:formula="of:=[.W11]/[.D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/>
          <table:table-cell table:style-name="ce32" office:value-type="float" office:value="51.4" calcext:value-type="float">
            <text:p>51.4</text:p>
          </table:table-cell>
          <table:table-cell table:style-name="ce32"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G12])/[.G12]/[.G12]" office:value-type="float" office:value="0.0567003285439598" calcext:value-type="float">
            <text:p>0.06</text:p>
          </table:table-cell>
          <table:table-cell table:formula="of:=[.E12]-[.G12]" office:value-type="float" office:value="149.8" calcext:value-type="float">
            <text:p>149.80</text:p>
          </table:table-cell>
          <table:table-cell table:formula="of:=[.G12]^3/[.S12]" office:value-type="float" office:value="906.520320427236" calcext:value-type="float">
            <text:p>906.52</text:p>
          </table:table-cell>
          <table:table-cell/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S12]/[.G12]" office:value-type="float" office:value="2.91439688715953" calcext:value-type="float">
            <text:p>2.91</text:p>
          </table:table-cell>
          <table:table-cell table:formula="of:=[.W12]/[.D12]" office:value-type="float" office:value="0.0981436175398053" calcext:value-type="float">
            <text:p>0.0981436175398053</text:p>
          </table:table-cell>
          <table:table-cell office:value-type="float" office:value="0.159871800351156" calcext:value-type="float">
            <text:p>0.15987180035115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/>
          <table:table-cell table:style-name="ce32" office:value-type="float" office:value="27" calcext:value-type="float">
            <text:p>2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4"/>
          <table:table-cell table:formula="of:=([.E13]-[.G13])/[.G13]/[.G13]" office:value-type="float" office:value="0.151577503429355" calcext:value-type="float">
            <text:p>0.15</text:p>
          </table:table-cell>
          <table:table-cell table:formula="of:=[.E13]-[.G13]" office:value-type="float" office:value="110.5" calcext:value-type="float">
            <text:p>110.50</text:p>
          </table:table-cell>
          <table:table-cell table:formula="of:=[.G13]^3/[.S13]" office:value-type="float" office:value="178.126696832579" calcext:value-type="float">
            <text:p>178.13</text:p>
          </table:table-cell>
          <table:table-cell/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G13]" office:value-type="float" office:value="4.09259259259259" calcext:value-type="float">
            <text:p>4.09</text:p>
          </table:table-cell>
          <table:table-cell table:formula="of:=[.W13]/[.D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G14])/[.G14]/[.G14]" office:value-type="float" office:value="0.0777777777777778" calcext:value-type="float">
            <text:p>0.08</text:p>
          </table:table-cell>
          <table:table-cell table:formula="of:=[.E14]-[.G14]" office:value-type="float" office:value="70" calcext:value-type="float">
            <text:p>70.00</text:p>
          </table:table-cell>
          <table:table-cell table:formula="of:=[.G14]^3/[.S14]" office:value-type="float" office:value="385.714285714286" calcext:value-type="float">
            <text:p>385.71</text:p>
          </table:table-cell>
          <table:table-cell/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G14]" office:value-type="float" office:value="2.33333333333333" calcext:value-type="float">
            <text:p>2.33</text:p>
          </table:table-cell>
          <table:table-cell table:formula="of:=[.W14]/[.D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/>
          <table:table-cell table:style-name="ce32" office:value-type="float" office:value="28" calcext:value-type="float">
            <text:p>28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G15])/[.G15]/[.G15]" office:value-type="float" office:value="0.192729591836735" calcext:value-type="float">
            <text:p>0.19</text:p>
          </table:table-cell>
          <table:table-cell table:formula="of:=[.E15]-[.G15]" office:value-type="float" office:value="151.1" calcext:value-type="float">
            <text:p>151.10</text:p>
          </table:table-cell>
          <table:table-cell table:formula="of:=[.G15]^3/[.S15]" office:value-type="float" office:value="145.281270681668" calcext:value-type="float">
            <text:p>145.28</text:p>
          </table:table-cell>
          <table:table-cell/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G15]" office:value-type="float" office:value="5.39642857142857" calcext:value-type="float">
            <text:p>5.40</text:p>
          </table:table-cell>
          <table:table-cell table:formula="of:=[.W15]/[.D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/>
          <table:table-cell table:style-name="ce32" office:value-type="float" office:value="37.7" calcext:value-type="float">
            <text:p>37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G16])/[.G16]/[.G16]" office:value-type="float" office:value="0.154788959325683" calcext:value-type="float">
            <text:p>0.15</text:p>
          </table:table-cell>
          <table:table-cell table:formula="of:=[.E16]-[.G16]" office:value-type="float" office:value="220" calcext:value-type="float">
            <text:p>220.00</text:p>
          </table:table-cell>
          <table:table-cell table:formula="of:=[.G16]^3/[.S16]" office:value-type="float" office:value="243.557422727273" calcext:value-type="float">
            <text:p>243.56</text:p>
          </table:table-cell>
          <table:table-cell/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G16]" office:value-type="float" office:value="5.83554376657825" calcext:value-type="float">
            <text:p>5.84</text:p>
          </table:table-cell>
          <table:table-cell table:formula="of:=[.W16]/[.D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/>
          <table:table-cell table:style-name="ce32" office:value-type="float" office:value="36.1" calcext:value-type="float">
            <text:p>36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G17])/[.G17]/[.G17]" office:value-type="float" office:value="0.156306351240399" calcext:value-type="float">
            <text:p>0.16</text:p>
          </table:table-cell>
          <table:table-cell table:formula="of:=[.E17]-[.G17]" office:value-type="float" office:value="203.7" calcext:value-type="float">
            <text:p>203.70</text:p>
          </table:table-cell>
          <table:table-cell table:formula="of:=[.G17]^3/[.S17]" office:value-type="float" office:value="230.956705940108" calcext:value-type="float">
            <text:p>230.96</text:p>
          </table:table-cell>
          <table:table-cell/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G17]" office:value-type="float" office:value="5.64265927977839" calcext:value-type="float">
            <text:p>5.64</text:p>
          </table:table-cell>
          <table:table-cell table:formula="of:=[.W17]/[.D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/>
          <table:table-cell table:style-name="ce32" office:value-type="float" office:value="24.7" calcext:value-type="float">
            <text:p>24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G18])/[.G18]/[.G18]" office:value-type="float" office:value="0.282909078988346" calcext:value-type="float">
            <text:p>0.28</text:p>
          </table:table-cell>
          <table:table-cell table:formula="of:=[.E18]-[.G18]" office:value-type="float" office:value="172.6" calcext:value-type="float">
            <text:p>172.60</text:p>
          </table:table-cell>
          <table:table-cell table:formula="of:=[.G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G18]" office:value-type="float" office:value="6.98785425101215" calcext:value-type="float">
            <text:p>6.99</text:p>
          </table:table-cell>
          <table:table-cell table:formula="of:=[.W18]/[.D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/>
          <table:table-cell table:style-name="ce32" office:value-type="float" office:value="37.7" calcext:value-type="float">
            <text:p>37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19]-[.G19])/[.G19]/[.G19]" office:value-type="float" office:value="0.0830231690928663" calcext:value-type="float">
            <text:p>0.08</text:p>
          </table:table-cell>
          <table:table-cell table:formula="of:=[.E19]-[.G19]" office:value-type="float" office:value="118" calcext:value-type="float">
            <text:p>118.00</text:p>
          </table:table-cell>
          <table:table-cell table:formula="of:=[.G19]^3/[.S19]" office:value-type="float" office:value="454.090110169492" calcext:value-type="float">
            <text:p>454.09</text:p>
          </table:table-cell>
          <table:table-cell/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G19]" office:value-type="float" office:value="3.12997347480106" calcext:value-type="float">
            <text:p>3.13</text:p>
          </table:table-cell>
          <table:table-cell table:formula="of:=[.W19]/[.D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/>
          <table:table-cell table:style-name="ce32" office:value-type="float" office:value="15.6" calcext:value-type="float">
            <text:p>15.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20]-[.G20])/[.G20]/[.G20]" office:value-type="float" office:value="0.480769230769231" calcext:value-type="float">
            <text:p>0.48</text:p>
          </table:table-cell>
          <table:table-cell table:formula="of:=[.E20]-[.G20]" office:value-type="float" office:value="117" calcext:value-type="float">
            <text:p>117.00</text:p>
          </table:table-cell>
          <table:table-cell table:formula="of:=[.G20]^3/[.S20]" office:value-type="float" office:value="32.448" calcext:value-type="float">
            <text:p>32.45</text:p>
          </table:table-cell>
          <table:table-cell/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G20]" office:value-type="float" office:value="7.5" calcext:value-type="float">
            <text:p>7.50</text:p>
          </table:table-cell>
          <table:table-cell table:formula="of:=[.W20]/[.D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/>
          <table:table-cell table:style-name="ce32" office:value-type="float" office:value="19.2" calcext:value-type="float">
            <text:p>19.2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1]-[.G21])/[.G21]/[.G21]" office:value-type="float" office:value="0.477159288194444" calcext:value-type="float">
            <text:p>0.48</text:p>
          </table:table-cell>
          <table:table-cell table:formula="of:=[.E21]-[.G21]" office:value-type="float" office:value="175.9" calcext:value-type="float">
            <text:p>175.90</text:p>
          </table:table-cell>
          <table:table-cell table:formula="of:=[.G21]^3/[.S21]" office:value-type="float" office:value="40.2381353041501" calcext:value-type="float">
            <text:p>40.24</text:p>
          </table:table-cell>
          <table:table-cell/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G21]" office:value-type="float" office:value="9.16145833333333" calcext:value-type="float">
            <text:p>9.16</text:p>
          </table:table-cell>
          <table:table-cell table:formula="of:=[.W21]/[.D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/>
          <table:table-cell table:style-name="ce32" office:value-type="float" office:value="21.1" calcext:value-type="float">
            <text:p>21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22]-[.G22])/[.G22]/[.G22]" office:value-type="float" office:value="0.11545113541924" calcext:value-type="float">
            <text:p>0.12</text:p>
          </table:table-cell>
          <table:table-cell table:formula="of:=[.E22]-[.G22]" office:value-type="float" office:value="51.4" calcext:value-type="float">
            <text:p>51.40</text:p>
          </table:table-cell>
          <table:table-cell table:formula="of:=[.G22]^3/[.S22]" office:value-type="float" office:value="182.761303501946" calcext:value-type="float">
            <text:p>182.76</text:p>
          </table:table-cell>
          <table:table-cell/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G22]" office:value-type="float" office:value="2.43601895734597" calcext:value-type="float">
            <text:p>2.44</text:p>
          </table:table-cell>
          <table:table-cell table:formula="of:=[.W22]/[.D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/>
          <table:table-cell table:style-name="ce32" office:value-type="float" office:value="32.5" calcext:value-type="float">
            <text:p>32.5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3]-[.G23])/[.G23]/[.G23]" office:value-type="float" office:value="0.120899408284024" calcext:value-type="float">
            <text:p>0.12</text:p>
          </table:table-cell>
          <table:table-cell table:formula="of:=[.E23]-[.G23]" office:value-type="float" office:value="127.7" calcext:value-type="float">
            <text:p>127.70</text:p>
          </table:table-cell>
          <table:table-cell table:formula="of:=[.G23]^3/[.S23]" office:value-type="float" office:value="268.818519968677" calcext:value-type="float">
            <text:p>268.82</text:p>
          </table:table-cell>
          <table:table-cell/>
          <table:table-cell office:value-type="float" office:value="2.71862316661724" calcext:value-type="float">
            <text:p>2.72</text:p>
          </table:table-cell>
          <table:table-cell office:value-type="float" office:value="13.8252681618326" calcext:value-type="float">
            <text:p>13.83</text:p>
          </table:table-cell>
          <table:table-cell table:formula="of:=[.S23]/[.G23]" office:value-type="float" office:value="3.92923076923077" calcext:value-type="float">
            <text:p>3.93</text:p>
          </table:table-cell>
          <table:table-cell table:formula="of:=[.W23]/[.D23]" office:value-type="float" office:value="0.242548564242677" calcext:value-type="float">
            <text:p>0.242548564242677</text:p>
          </table:table-cell>
          <table:table-cell office:value-type="float" office:value="0.255036178350135" calcext:value-type="float">
            <text:p>0.255036178350135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/>
          <table:table-cell table:style-name="ce32" office:value-type="float" office:value="26.7" calcext:value-type="float">
            <text:p>26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4]-[.G24])/[.G24]/[.G24]" office:value-type="float" office:value="0.251230905188739" calcext:value-type="float">
            <text:p>0.25</text:p>
          </table:table-cell>
          <table:table-cell table:formula="of:=[.E24]-[.G24]" office:value-type="float" office:value="179.1" calcext:value-type="float">
            <text:p>179.10</text:p>
          </table:table-cell>
          <table:table-cell table:formula="of:=[.G24]^3/[.S24]" office:value-type="float" office:value="106.276733668342" calcext:value-type="float">
            <text:p>106.28</text:p>
          </table:table-cell>
          <table:table-cell/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24]/[.G24]" office:value-type="float" office:value="6.70786516853933" calcext:value-type="float">
            <text:p>6.71</text:p>
          </table:table-cell>
          <table:table-cell table:formula="of:=[.W24]/[.D24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/>
          <table:table-cell table:style-name="ce32" office:value-type="float" office:value="43.3" calcext:value-type="float">
            <text:p>43.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5]-[.G25])/[.G25]/[.G25]" office:value-type="float" office:value="0.0488561995637078" calcext:value-type="float">
            <text:p>0.05</text:p>
          </table:table-cell>
          <table:table-cell table:formula="of:=[.E25]-[.G25]" office:value-type="float" office:value="91.6" calcext:value-type="float">
            <text:p>91.60</text:p>
          </table:table-cell>
          <table:table-cell table:formula="of:=[.G25]^3/[.S25]" office:value-type="float" office:value="886.27442139738" calcext:value-type="float">
            <text:p>886.27</text:p>
          </table:table-cell>
          <table:table-cell/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G25]" office:value-type="float" office:value="2.11547344110855" calcext:value-type="float">
            <text:p>2.12</text:p>
          </table:table-cell>
          <table:table-cell table:formula="of:=[.W25]/[.D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/>
          <table:table-cell table:style-name="ce32" office:value-type="float" office:value="45.2" calcext:value-type="float">
            <text:p>45.2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26]-[.G26])/[.G26]/[.G26]" office:value-type="float" office:value="0.0731263215600282" calcext:value-type="float">
            <text:p>0.07</text:p>
          </table:table-cell>
          <table:table-cell table:formula="of:=[.E26]-[.G26]" office:value-type="float" office:value="149.4" calcext:value-type="float">
            <text:p>149.40</text:p>
          </table:table-cell>
          <table:table-cell table:formula="of:=[.G26]^3/[.S26]" office:value-type="float" office:value="618.108487282463" calcext:value-type="float">
            <text:p>618.11</text:p>
          </table:table-cell>
          <table:table-cell/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26]/[.G26]" office:value-type="float" office:value="3.30530973451327" calcext:value-type="float">
            <text:p>3.31</text:p>
          </table:table-cell>
          <table:table-cell table:formula="of:=[.W26]/[.D26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/>
          <table:table-cell table:style-name="ce32" table:formula="of:=62*0.33" office:value-type="float" office:value="20.46" calcext:value-type="float">
            <text:p>20.4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7]-[.G27])/[.G27]/[.G27]" office:value-type="float" office:value="0.163970611421184" calcext:value-type="float">
            <text:p>0.16</text:p>
          </table:table-cell>
          <table:table-cell table:formula="of:=[.E27]-[.G27]" office:value-type="float" office:value="68.64" calcext:value-type="float">
            <text:p>68.64</text:p>
          </table:table-cell>
          <table:table-cell table:formula="of:=[.G27]^3/[.S27]" office:value-type="float" office:value="124.778457692308" calcext:value-type="float">
            <text:p>124.78</text:p>
          </table:table-cell>
          <table:table-cell/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G27]" office:value-type="float" office:value="3.35483870967742" calcext:value-type="float">
            <text:p>3.35</text:p>
          </table:table-cell>
          <table:table-cell table:formula="of:=[.W27]/[.D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/>
          <table:table-cell table:style-name="ce32" table:formula="of:=40.1*0.33" office:value-type="float" office:value="13.233" calcext:value-type="float">
            <text:p>13.23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28]-[.G28])/[.G28]/[.G28]" office:value-type="float" office:value="0.69896293800374" calcext:value-type="float">
            <text:p>0.70</text:p>
          </table:table-cell>
          <table:table-cell table:formula="of:=[.E28]-[.G28]" office:value-type="float" office:value="122.397" calcext:value-type="float">
            <text:p>122.40</text:p>
          </table:table-cell>
          <table:table-cell table:formula="of:=[.G28]^3/[.S28]" office:value-type="float" office:value="18.9323342919925" calcext:value-type="float">
            <text:p>18.93</text:p>
          </table:table-cell>
          <table:table-cell/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28]/[.G28]" office:value-type="float" office:value="9.24937655860349" calcext:value-type="float">
            <text:p>9.25</text:p>
          </table:table-cell>
          <table:table-cell table:formula="of:=[.W28]/[.D28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/>
          <table:table-cell table:style-name="ce32" table:formula="of:=69*0.33" office:value-type="float" office:value="22.77" calcext:value-type="float">
            <text:p>22.7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9]-[.G29])/[.G29]/[.G29]" office:value-type="float" office:value="0.305512592847186" calcext:value-type="float">
            <text:p>0.31</text:p>
          </table:table-cell>
          <table:table-cell table:formula="of:=[.E29]-[.G29]" office:value-type="float" office:value="158.4" calcext:value-type="float">
            <text:p>158.40</text:p>
          </table:table-cell>
          <table:table-cell table:formula="of:=[.G29]^3/[.S29]" office:value-type="float" office:value="74.530479375" calcext:value-type="float">
            <text:p>74.53</text:p>
          </table:table-cell>
          <table:table-cell/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G29]" office:value-type="float" office:value="6.95652173913043" calcext:value-type="float">
            <text:p>6.96</text:p>
          </table:table-cell>
          <table:table-cell table:formula="of:=[.W29]/[.D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/>
          <table:table-cell table:style-name="ce32" office:value-type="float" office:value="21.5" calcext:value-type="float">
            <text:p>21.5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4"/>
          <table:table-cell table:formula="of:=([.E30]-[.G30])/[.G30]/[.G30]" office:value-type="float" office:value="0.293780421849648" calcext:value-type="float">
            <text:p>0.29</text:p>
          </table:table-cell>
          <table:table-cell table:formula="of:=[.E30]-[.G30]" office:value-type="float" office:value="135.8" calcext:value-type="float">
            <text:p>135.80</text:p>
          </table:table-cell>
          <table:table-cell table:formula="of:=[.G30]^3/[.S30]" office:value-type="float" office:value="73.1839101620029" calcext:value-type="float">
            <text:p>73.18</text:p>
          </table:table-cell>
          <table:table-cell/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0]/[.G30]" office:value-type="float" office:value="6.31627906976744" calcext:value-type="float">
            <text:p>6.32</text:p>
          </table:table-cell>
          <table:table-cell table:formula="of:=[.W30]/[.D30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/>
          <table:table-cell table:style-name="ce32" office:value-type="float" office:value="28.6" calcext:value-type="float">
            <text:p>28.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4"/>
          <table:table-cell table:formula="of:=([.E31]-[.G31])/[.G31]/[.G31]" office:value-type="float" office:value="0.140226905961172" calcext:value-type="float">
            <text:p>0.14</text:p>
          </table:table-cell>
          <table:table-cell table:formula="of:=[.E31]-[.G31]" office:value-type="float" office:value="114.7" calcext:value-type="float">
            <text:p>114.70</text:p>
          </table:table-cell>
          <table:table-cell table:formula="of:=[.G31]^3/[.S31]" office:value-type="float" office:value="203.955152571927" calcext:value-type="float">
            <text:p>203.96</text:p>
          </table:table-cell>
          <table:table-cell/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1]/[.G31]" office:value-type="float" office:value="4.01048951048951" calcext:value-type="float">
            <text:p>4.01</text:p>
          </table:table-cell>
          <table:table-cell table:formula="of:=[.W31]/[.D31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/>
          <table:table-cell table:style-name="ce32" office:value-type="float" office:value="12.3" calcext:value-type="float">
            <text:p>12.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32]-[.G32])/[.G32]/[.G32]" office:value-type="float" office:value="1.08731575120629" calcext:value-type="float">
            <text:p>1.09</text:p>
          </table:table-cell>
          <table:table-cell table:formula="of:=[.E32]-[.G32]" office:value-type="float" office:value="164.5" calcext:value-type="float">
            <text:p>164.50</text:p>
          </table:table-cell>
          <table:table-cell table:formula="of:=[.G32]^3/[.S32]" office:value-type="float" office:value="11.3122613981763" calcext:value-type="float">
            <text:p>11.31</text:p>
          </table:table-cell>
          <table:table-cell/>
          <table:table-cell office:value-type="float" office:value="19.9495546604147" calcext:value-type="float">
            <text:p>19.95</text:p>
          </table:table-cell>
          <table:table-cell office:value-type="float" office:value="19.0901317482707" calcext:value-type="float">
            <text:p>19.09</text:p>
          </table:table-cell>
          <table:table-cell table:formula="of:=[.S32]/[.G32]" office:value-type="float" office:value="13.3739837398374" calcext:value-type="float">
            <text:p>13.37</text:p>
          </table:table-cell>
          <table:table-cell table:formula="of:=[.W32]/[.D32]" office:value-type="float" office:value="0.381802634965414" calcext:value-type="float">
            <text:p>0.381802634965414</text:p>
          </table:table-cell>
          <table:table-cell office:value-type="float" office:value="0.493555695779647" calcext:value-type="float">
            <text:p>0.493555695779647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/>
          <table:table-cell table:style-name="ce32" office:value-type="float" office:value="39.4" calcext:value-type="float">
            <text:p>39.4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33]-[.G33])/[.G33]/[.G33]" office:value-type="float" office:value="0.0622922517972635" calcext:value-type="float">
            <text:p>0.06</text:p>
          </table:table-cell>
          <table:table-cell table:formula="of:=[.E33]-[.G33]" office:value-type="float" office:value="96.7" calcext:value-type="float">
            <text:p>96.70</text:p>
          </table:table-cell>
          <table:table-cell table:formula="of:=[.G33]^3/[.S33]" office:value-type="float" office:value="632.502419855222" calcext:value-type="float">
            <text:p>632.50</text:p>
          </table:table-cell>
          <table:table-cell/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33]/[.G33]" office:value-type="float" office:value="2.45431472081218" calcext:value-type="float">
            <text:p>2.45</text:p>
          </table:table-cell>
          <table:table-cell table:formula="of:=[.W33]/[.D33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/>
          <table:table-cell table:style-name="ce32" office:value-type="float" office:value="53" calcext:value-type="float">
            <text:p>5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34]-[.G34])/[.G34]/[.G34]" office:value-type="float" office:value="0.0242079031683873" calcext:value-type="float">
            <text:p>0.02</text:p>
          </table:table-cell>
          <table:table-cell table:formula="of:=[.E34]-[.G34]" office:value-type="float" office:value="68" calcext:value-type="float">
            <text:p>68.00</text:p>
          </table:table-cell>
          <table:table-cell table:formula="of:=[.G34]^3/[.S34]" office:value-type="float" office:value="2189.36764705882" calcext:value-type="float">
            <text:p>2189.37</text:p>
          </table:table-cell>
          <table:table-cell/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34]/[.G34]" office:value-type="float" office:value="1.28301886792453" calcext:value-type="float">
            <text:p>1.28</text:p>
          </table:table-cell>
          <table:table-cell table:formula="of:=[.W34]/[.D34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/>
          <table:table-cell table:style-name="ce32" office:value-type="float" office:value="37.1" calcext:value-type="float">
            <text:p>37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35]-[.G35])/[.G35]/[.G35]" office:value-type="float" office:value="0.069383395935804" calcext:value-type="float">
            <text:p>0.07</text:p>
          </table:table-cell>
          <table:table-cell table:formula="of:=[.E35]-[.G35]" office:value-type="float" office:value="95.5" calcext:value-type="float">
            <text:p>95.50</text:p>
          </table:table-cell>
          <table:table-cell table:formula="of:=[.G35]^3/[.S35]" office:value-type="float" office:value="534.710062827225" calcext:value-type="float">
            <text:p>534.71</text:p>
          </table:table-cell>
          <table:table-cell/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35]/[.G35]" office:value-type="float" office:value="2.57412398921833" calcext:value-type="float">
            <text:p>2.57</text:p>
          </table:table-cell>
          <table:table-cell table:formula="of:=[.W35]/[.D35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/>
          <table:table-cell table:style-name="ce32" office:value-type="float" office:value="42.9" calcext:value-type="float">
            <text:p>42.9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36]-[.G36])/[.G36]/[.G36]" office:value-type="float" office:value="0.0757439918279079" calcext:value-type="float">
            <text:p>0.08</text:p>
          </table:table-cell>
          <table:table-cell table:formula="of:=[.E36]-[.G36]" office:value-type="float" office:value="139.4" calcext:value-type="float">
            <text:p>139.40</text:p>
          </table:table-cell>
          <table:table-cell table:formula="of:=[.G36]^3/[.S36]" office:value-type="float" office:value="566.381556671449" calcext:value-type="float">
            <text:p>566.38</text:p>
          </table:table-cell>
          <table:table-cell/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36]/[.G36]" office:value-type="float" office:value="3.24941724941725" calcext:value-type="float">
            <text:p>3.25</text:p>
          </table:table-cell>
          <table:table-cell table:formula="of:=[.W36]/[.D36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 table:number-columns-repeated="998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/>
          <table:table-cell table:style-name="ce32" office:value-type="float" office:value="64.4" calcext:value-type="float">
            <text:p>64.4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37]-[.G37])/[.G37]/[.G37]" office:value-type="float" office:value="0.0476447667914047" calcext:value-type="float">
            <text:p>0.05</text:p>
          </table:table-cell>
          <table:table-cell table:formula="of:=[.E37]-[.G37]" office:value-type="float" office:value="197.6" calcext:value-type="float">
            <text:p>197.60</text:p>
          </table:table-cell>
          <table:table-cell table:formula="of:=[.G37]^3/[.S37]" office:value-type="float" office:value="1351.66995951417" calcext:value-type="float">
            <text:p>1351.67</text:p>
          </table:table-cell>
          <table:table-cell/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37]/[.G37]" office:value-type="float" office:value="3.06832298136646" calcext:value-type="float">
            <text:p>3.07</text:p>
          </table:table-cell>
          <table:table-cell table:formula="of:=[.W37]/[.D37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38]-[.G38])/[.G38]/[.G38]" office:value-type="float" office:value="0.178949525305649" calcext:value-type="float">
            <text:p>0.18</text:p>
          </table:table-cell>
          <table:table-cell table:formula="of:=[.E38]-[.G38]" office:value-type="float" office:value="26.2" calcext:value-type="float">
            <text:p>26.20</text:p>
          </table:table-cell>
          <table:table-cell table:formula="of:=[.G38]^3/[.S38]" office:value-type="float" office:value="67.6168320610687" calcext:value-type="float">
            <text:p>67.62</text:p>
          </table:table-cell>
          <table:table-cell/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38]/[.G38]" office:value-type="float" office:value="2.16528925619835" calcext:value-type="float">
            <text:p>2.17</text:p>
          </table:table-cell>
          <table:table-cell table:formula="of:=[.W38]/[.D38]" office:value-type="float" office:value="0.000253883350912893" calcext:value-type="float">
            <text:p>0.000253883350912893</text:p>
          </table:table-cell>
          <table:table-cell office:value-type="float" office:value="0.252369251670757" calcext:value-type="float">
            <text:p>0.25236925167075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9]-[.G39])/[.G39]/[.G39]" office:value-type="float" office:value="0.615286011857074" calcext:value-type="float">
            <text:p>0.62</text:p>
          </table:table-cell>
          <table:table-cell table:formula="of:=[.E39]-[.G39]" office:value-type="float" office:value="38.4" calcext:value-type="float">
            <text:p>38.40</text:p>
          </table:table-cell>
          <table:table-cell table:formula="of:=[.G39]^3/[.S39]" office:value-type="float" office:value="12.8395572916667" calcext:value-type="float">
            <text:p>12.84</text:p>
          </table:table-cell>
          <table:table-cell/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S39]/[.G39]" office:value-type="float" office:value="4.86075949367089" calcext:value-type="float">
            <text:p>4.86</text:p>
          </table:table-cell>
          <table:table-cell table:formula="of:=[.W39]/[.D39]" office:value-type="float" office:value="0.00128818716307716" calcext:value-type="float">
            <text:p>0.00128818716307716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0]-[.G40])/[.G40]/[.G40]" office:value-type="float" office:value="0.351646660510926" calcext:value-type="float">
            <text:p>0.35</text:p>
          </table:table-cell>
          <table:table-cell table:formula="of:=[.E40]-[.G40]" office:value-type="float" office:value="45.7" calcext:value-type="float">
            <text:p>45.70</text:p>
          </table:table-cell>
          <table:table-cell table:formula="of:=[.G40]^3/[.S40]" office:value-type="float" office:value="32.4189059080963" calcext:value-type="float">
            <text:p>32.42</text:p>
          </table:table-cell>
          <table:table-cell/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S40]/[.G40]" office:value-type="float" office:value="4.00877192982456" calcext:value-type="float">
            <text:p>4.01</text:p>
          </table:table-cell>
          <table:table-cell table:formula="of:=[.W40]/[.D40]" office:value-type="float" office:value="0.00263779664789318" calcext:value-type="float">
            <text:p>0.00263779664789318</text:p>
          </table:table-cell>
          <table:table-cell office:value-type="float" office:value="0.0963554044202323" calcext:value-type="float">
            <text:p>0.096355404420232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1]-[.G41])/[.G41]/[.G41]" office:value-type="float" office:value="0.235416666666667" calcext:value-type="float">
            <text:p>0.24</text:p>
          </table:table-cell>
          <table:table-cell table:formula="of:=[.E41]-[.G41]" office:value-type="float" office:value="33.9" calcext:value-type="float">
            <text:p>33.90</text:p>
          </table:table-cell>
          <table:table-cell table:formula="of:=[.G41]^3/[.S41]" office:value-type="float" office:value="50.9734513274336" calcext:value-type="float">
            <text:p>50.97</text:p>
          </table:table-cell>
          <table:table-cell/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S41]/[.G41]" office:value-type="float" office:value="2.825" calcext:value-type="float">
            <text:p>2.83</text:p>
          </table:table-cell>
          <table:table-cell table:formula="of:=[.W41]/[.D41]" office:value-type="float" office:value="0.0000110812831511335" calcext:value-type="float">
            <text:p>1.10812831511335E-05</text:p>
          </table:table-cell>
          <table:table-cell office:value-type="float" office:value="0.117169624803729" calcext:value-type="float">
            <text:p>0.117169624803729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2]-[.G42])/[.G42]/[.G42]" office:value-type="float" office:value="0.292013527575442" calcext:value-type="float">
            <text:p>0.29</text:p>
          </table:table-cell>
          <table:table-cell table:formula="of:=[.E42]-[.G42]" office:value-type="float" office:value="44.9" calcext:value-type="float">
            <text:p>44.90</text:p>
          </table:table-cell>
          <table:table-cell table:formula="of:=[.G42]^3/[.S42]" office:value-type="float" office:value="42.4637861915368" calcext:value-type="float">
            <text:p>42.46</text:p>
          </table:table-cell>
          <table:table-cell/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S42]/[.G42]" office:value-type="float" office:value="3.62096774193548" calcext:value-type="float">
            <text:p>3.62</text:p>
          </table:table-cell>
          <table:table-cell table:formula="of:=[.W42]/[.D42]" office:value-type="float" office:value="0.00149032984668488" calcext:value-type="float">
            <text:p>0.00149032984668488</text:p>
          </table:table-cell>
          <table:table-cell office:value-type="float" office:value="0.0211440995413877" calcext:value-type="float">
            <text:p>0.021144099541387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3]-[.G43])/[.G43]/[.G43]" office:value-type="float" office:value="0.2764892578125" calcext:value-type="float">
            <text:p>0.28</text:p>
          </table:table-cell>
          <table:table-cell table:formula="of:=[.E43]-[.G43]" office:value-type="float" office:value="45.3" calcext:value-type="float">
            <text:p>45.30</text:p>
          </table:table-cell>
          <table:table-cell table:formula="of:=[.G43]^3/[.S43]" office:value-type="float" office:value="46.2947461368653" calcext:value-type="float">
            <text:p>46.29</text:p>
          </table:table-cell>
          <table:table-cell/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S43]/[.G43]" office:value-type="float" office:value="3.5390625" calcext:value-type="float">
            <text:p>3.54</text:p>
          </table:table-cell>
          <table:table-cell table:formula="of:=[.W43]/[.D43]" office:value-type="float" office:value="0.00105864868060857" calcext:value-type="float">
            <text:p>0.00105864868060857</text:p>
          </table:table-cell>
          <table:table-cell office:value-type="float" office:value="0.098070778887117" calcext:value-type="float">
            <text:p>0.09807077888711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4]-[.G44])/[.G44]/[.G44]" office:value-type="float" office:value="0.0472498868266184" calcext:value-type="float">
            <text:p>0.05</text:p>
          </table:table-cell>
          <table:table-cell table:formula="of:=[.E44]-[.G44]" office:value-type="float" office:value="16.7" calcext:value-type="float">
            <text:p>16.70</text:p>
          </table:table-cell>
          <table:table-cell table:formula="of:=[.G44]^3/[.S44]" office:value-type="float" office:value="397.884550898204" calcext:value-type="float">
            <text:p>397.88</text:p>
          </table:table-cell>
          <table:table-cell/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S44]/[.G44]" office:value-type="float" office:value="0.888297872340425" calcext:value-type="float">
            <text:p>0.89</text:p>
          </table:table-cell>
          <table:table-cell table:formula="of:=[.W44]/[.D44]" office:value-type="float" office:value="0.0000170568010540905" calcext:value-type="float">
            <text:p>1.70568010540905E-05</text:p>
          </table:table-cell>
          <table:table-cell office:value-type="float" office:value="0.0818856944188462" calcext:value-type="float">
            <text:p>0.081885694418846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5]-[.G45])/[.G45]/[.G45]" office:value-type="float" office:value="0.0429423282306871" calcext:value-type="float">
            <text:p>0.04</text:p>
          </table:table-cell>
          <table:table-cell table:formula="of:=[.E45]-[.G45]" office:value-type="float" office:value="19.3" calcext:value-type="float">
            <text:p>19.30</text:p>
          </table:table-cell>
          <table:table-cell table:formula="of:=[.G45]^3/[.S45]" office:value-type="float" office:value="493.685388601036" calcext:value-type="float">
            <text:p>493.69</text:p>
          </table:table-cell>
          <table:table-cell/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S45]/[.G45]" office:value-type="float" office:value="0.910377358490566" calcext:value-type="float">
            <text:p>0.91</text:p>
          </table:table-cell>
          <table:table-cell table:formula="of:=[.W45]/[.D45]" office:value-type="float" office:value="0.0000271773161110617" calcext:value-type="float">
            <text:p>2.71773161110617E-05</text:p>
          </table:table-cell>
          <table:table-cell office:value-type="float" office:value="0.0463244680974641" calcext:value-type="float">
            <text:p>0.0463244680974641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6]-[.G46])/[.G46]/[.G46]" office:value-type="float" office:value="0.120466487248494" calcext:value-type="float">
            <text:p>0.12</text:p>
          </table:table-cell>
          <table:table-cell table:formula="of:=[.E46]-[.G46]" office:value-type="float" office:value="28.2" calcext:value-type="float">
            <text:p>28.20</text:p>
          </table:table-cell>
          <table:table-cell table:formula="of:=[.G46]^3/[.S46]" office:value-type="float" office:value="127.006276595745" calcext:value-type="float">
            <text:p>127.01</text:p>
          </table:table-cell>
          <table:table-cell/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S46]/[.G46]" office:value-type="float" office:value="1.84313725490196" calcext:value-type="float">
            <text:p>1.84</text:p>
          </table:table-cell>
          <table:table-cell table:formula="of:=[.W46]/[.D46]" office:value-type="float" office:value="0.000780802972541059" calcext:value-type="float">
            <text:p>0.000780802972541059</text:p>
          </table:table-cell>
          <table:table-cell office:value-type="float" office:value="0.0409105387375892" calcext:value-type="float">
            <text:p>0.040910538737589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7]-[.G47])/[.G47]/[.G47]" office:value-type="float" office:value="0.150367565159278" calcext:value-type="float">
            <text:p>0.15</text:p>
          </table:table-cell>
          <table:table-cell table:formula="of:=[.E47]-[.G47]" office:value-type="float" office:value="27" calcext:value-type="float">
            <text:p>27.00</text:p>
          </table:table-cell>
          <table:table-cell table:formula="of:=[.G47]^3/[.S47]" office:value-type="float" office:value="89.114962962963" calcext:value-type="float">
            <text:p>89.11</text:p>
          </table:table-cell>
          <table:table-cell/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47]/[.G47]" office:value-type="float" office:value="2.01492537313433" calcext:value-type="float">
            <text:p>2.01</text:p>
          </table:table-cell>
          <table:table-cell table:formula="of:=[.W47]/[.D47]" office:value-type="float" office:value="0.00107578298565519" calcext:value-type="float">
            <text:p>0.00107578298565519</text:p>
          </table:table-cell>
          <table:table-cell office:value-type="float" office:value="0.0469185375201826" calcext:value-type="float">
            <text:p>0.0469185375201826</text:p>
          </table:table-cell>
          <table:table-cell table:style-name="ce33"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48]-[.G48])/[.G48]/[.G48]" office:value-type="float" office:value="0.120415224913495" calcext:value-type="float">
            <text:p>0.12</text:p>
          </table:table-cell>
          <table:table-cell table:formula="of:=[.E48]-[.G48]" office:value-type="float" office:value="8.7" calcext:value-type="float">
            <text:p>8.70</text:p>
          </table:table-cell>
          <table:table-cell table:formula="of:=[.G48]^3/[.S48]" office:value-type="float" office:value="70.5890804597701" calcext:value-type="float">
            <text:p>70.59</text:p>
          </table:table-cell>
          <table:table-cell/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S48]/[.G48]" office:value-type="float" office:value="1.02352941176471" calcext:value-type="float">
            <text:p>1.02</text:p>
          </table:table-cell>
          <table:table-cell table:formula="of:=[.W48]/[.D48]" office:value-type="float" office:value="0.000880963677498229" calcext:value-type="float">
            <text:p>0.000880963677498229</text:p>
          </table:table-cell>
          <table:table-cell office:value-type="float" office:value="0.0507796243138472" calcext:value-type="float">
            <text:p>0.0507796243138472</text:p>
          </table:table-cell>
          <table:table-cell table:style-name="ce33"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49]-[.G49])/[.G49]/[.G49]" office:value-type="float" office:value="0.65843621399177" calcext:value-type="float">
            <text:p>0.66</text:p>
          </table:table-cell>
          <table:table-cell table:formula="of:=[.E49]-[.G49]" office:value-type="float" office:value="19.2" calcext:value-type="float">
            <text:p>19.20</text:p>
          </table:table-cell>
          <table:table-cell table:formula="of:=[.G49]^3/[.S49]" office:value-type="float" office:value="8.20125" calcext:value-type="float">
            <text:p>8.20</text:p>
          </table:table-cell>
          <table:table-cell/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S49]/[.G49]" office:value-type="float" office:value="3.55555555555556" calcext:value-type="float">
            <text:p>3.56</text:p>
          </table:table-cell>
          <table:table-cell table:formula="of:=[.W49]/[.D49]" office:value-type="float" office:value="0.0012632347585575" calcext:value-type="float">
            <text:p>0.0012632347585575</text:p>
          </table:table-cell>
          <table:table-cell office:value-type="float" office:value="0.209785006795801" calcext:value-type="float">
            <text:p>0.209785006795801</text:p>
          </table:table-cell>
          <table:table-cell table:style-name="ce33"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50]-[.G50])/[.G50]/[.G50]" office:value-type="float" office:value="0.105555555555556" calcext:value-type="float">
            <text:p>0.11</text:p>
          </table:table-cell>
          <table:table-cell table:formula="of:=[.E50]-[.G50]" office:value-type="float" office:value="15.2" calcext:value-type="float">
            <text:p>15.20</text:p>
          </table:table-cell>
          <table:table-cell table:formula="of:=[.G50]^3/[.S50]" office:value-type="float" office:value="113.684210526316" calcext:value-type="float">
            <text:p>113.68</text:p>
          </table:table-cell>
          <table:table-cell/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S50]/[.G50]" office:value-type="float" office:value="1.26666666666667" calcext:value-type="float">
            <text:p>1.27</text:p>
          </table:table-cell>
          <table:table-cell table:formula="of:=[.W50]/[.D50]" office:value-type="float" office:value="0.000142014555602758" calcext:value-type="float">
            <text:p>0.000142014555602758</text:p>
          </table:table-cell>
          <table:table-cell office:value-type="float" office:value="0.102858013106108" calcext:value-type="float">
            <text:p>0.102858013106108</text:p>
          </table:table-cell>
          <table:table-cell table:style-name="ce33"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51]-[.G51])/[.G51]/[.G51]" office:value-type="float" office:value="0.502676977989292" calcext:value-type="float">
            <text:p>0.50</text:p>
          </table:table-cell>
          <table:table-cell table:formula="of:=[.E51]-[.G51]" office:value-type="float" office:value="33.8" calcext:value-type="float">
            <text:p>33.80</text:p>
          </table:table-cell>
          <table:table-cell table:formula="of:=[.G51]^3/[.S51]" office:value-type="float" office:value="16.3126627218935" calcext:value-type="float">
            <text:p>16.31</text:p>
          </table:table-cell>
          <table:table-cell/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S51]/[.G51]" office:value-type="float" office:value="4.1219512195122" calcext:value-type="float">
            <text:p>4.12</text:p>
          </table:table-cell>
          <table:table-cell table:formula="of:=[.W51]/[.D51]" office:value-type="float" office:value="0.00121648244797624" calcext:value-type="float">
            <text:p>0.00121648244797624</text:p>
          </table:table-cell>
          <table:table-cell office:value-type="float" office:value="0.0501262486011409" calcext:value-type="float">
            <text:p>0.0501262486011409</text:p>
          </table:table-cell>
          <table:table-cell table:style-name="ce33"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52]-[.G52])/[.G52]/[.G52]" office:value-type="float" office:value="0.0713860797144557" calcext:value-type="float">
            <text:p>0.07</text:p>
          </table:table-cell>
          <table:table-cell table:formula="of:=[.E52]-[.G52]" office:value-type="float" office:value="19.2" calcext:value-type="float">
            <text:p>19.20</text:p>
          </table:table-cell>
          <table:table-cell table:formula="of:=[.G52]^3/[.S52]" office:value-type="float" office:value="229.736666666667" calcext:value-type="float">
            <text:p>229.74</text:p>
          </table:table-cell>
          <table:table-cell/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S52]/[.G52]" office:value-type="float" office:value="1.17073170731707" calcext:value-type="float">
            <text:p>1.17</text:p>
          </table:table-cell>
          <table:table-cell table:formula="of:=[.W52]/[.D52]" office:value-type="float" office:value="0.00059774161534554" calcext:value-type="float">
            <text:p>0.00059774161534554</text:p>
          </table:table-cell>
          <table:table-cell office:value-type="float" office:value="0.0734107975475714" calcext:value-type="float">
            <text:p>0.0734107975475714</text:p>
          </table:table-cell>
          <table:table-cell table:style-name="ce33"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53]-[.G53])/[.G53]/[.G53]" office:value-type="float" office:value="0.161078238001315" calcext:value-type="float">
            <text:p>0.16</text:p>
          </table:table-cell>
          <table:table-cell table:formula="of:=[.E53]-[.G53]" office:value-type="float" office:value="9.8" calcext:value-type="float">
            <text:p>9.80</text:p>
          </table:table-cell>
          <table:table-cell table:formula="of:=[.G53]^3/[.S53]" office:value-type="float" office:value="48.4236734693878" calcext:value-type="float">
            <text:p>48.42</text:p>
          </table:table-cell>
          <table:table-cell/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S53]/[.G53]" office:value-type="float" office:value="1.25641025641026" calcext:value-type="float">
            <text:p>1.26</text:p>
          </table:table-cell>
          <table:table-cell table:formula="of:=[.W53]/[.D53]" office:value-type="float" office:value="0.0000165528052318432" calcext:value-type="float">
            <text:p>1.65528052318432E-05</text:p>
          </table:table-cell>
          <table:table-cell office:value-type="float" office:value="0.0606407747719384" calcext:value-type="float">
            <text:p>0.060640774771938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4]-[.G54])/[.G54]/[.G54]" office:value-type="float" office:value="1.248" calcext:value-type="float">
            <text:p>1.25</text:p>
          </table:table-cell>
          <table:table-cell table:formula="of:=[.E54]-[.G54]" office:value-type="float" office:value="31.2" calcext:value-type="float">
            <text:p>31.20</text:p>
          </table:table-cell>
          <table:table-cell table:formula="of:=[.G54]^3/[.S54]" office:value-type="float" office:value="4.00641025641026" calcext:value-type="float">
            <text:p>4.01</text:p>
          </table:table-cell>
          <table:table-cell/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S54]/[.G54]" office:value-type="float" office:value="6.24" calcext:value-type="float">
            <text:p>6.24</text:p>
          </table:table-cell>
          <table:table-cell table:formula="of:=[.W54]/[.D54]" office:value-type="float" office:value="0.00118760602309344" calcext:value-type="float">
            <text:p>0.00118760602309344</text:p>
          </table:table-cell>
          <table:table-cell office:value-type="float" office:value="0.0711841481652193" calcext:value-type="float">
            <text:p>0.071184148165219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5]-[.G55])/[.G55]/[.G55]" office:value-type="float" office:value="0.089319530362328" calcext:value-type="float">
            <text:p>0.09</text:p>
          </table:table-cell>
          <table:table-cell table:formula="of:=[.E55]-[.G55]" office:value-type="float" office:value="28.3" calcext:value-type="float">
            <text:p>28.30</text:p>
          </table:table-cell>
          <table:table-cell table:formula="of:=[.G55]^3/[.S55]" office:value-type="float" office:value="199.284522968198" calcext:value-type="float">
            <text:p>199.28</text:p>
          </table:table-cell>
          <table:table-cell/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S55]/[.G55]" office:value-type="float" office:value="1.58988764044944" calcext:value-type="float">
            <text:p>1.59</text:p>
          </table:table-cell>
          <table:table-cell table:formula="of:=[.W55]/[.D55]" office:value-type="float" office:value="0.000686213072749627" calcext:value-type="float">
            <text:p>0.000686213072749627</text:p>
          </table:table-cell>
          <table:table-cell office:value-type="float" office:value="0.0775335483127744" calcext:value-type="float">
            <text:p>0.077533548312774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6]-[.G56])/[.G56]/[.G56]" office:value-type="float" office:value="0.241965973534972" calcext:value-type="float">
            <text:p>0.24</text:p>
          </table:table-cell>
          <table:table-cell table:formula="of:=[.E56]-[.G56]" office:value-type="float" office:value="32" calcext:value-type="float">
            <text:p>32.00</text:p>
          </table:table-cell>
          <table:table-cell table:formula="of:=[.G56]^3/[.S56]" office:value-type="float" office:value="47.52734375" calcext:value-type="float">
            <text:p>47.53</text:p>
          </table:table-cell>
          <table:table-cell/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S56]/[.G56]" office:value-type="float" office:value="2.78260869565217" calcext:value-type="float">
            <text:p>2.78</text:p>
          </table:table-cell>
          <table:table-cell table:formula="of:=[.W56]/[.D56]" office:value-type="float" office:value="0.000981895250740711" calcext:value-type="float">
            <text:p>0.000981895250740711</text:p>
          </table:table-cell>
          <table:table-cell office:value-type="float" office:value="0.0171351045513521" calcext:value-type="float">
            <text:p>0.0171351045513521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57]-[.G57])/[.G57]/[.G57]" office:value-type="float" office:value="0.0871255131452529" calcext:value-type="float">
            <text:p>0.09</text:p>
          </table:table-cell>
          <table:table-cell table:formula="of:=[.E57]-[.G57]" office:value-type="float" office:value="39.9" calcext:value-type="float">
            <text:p>39.90</text:p>
          </table:table-cell>
          <table:table-cell table:formula="of:=[.G57]^3/[.S57]" office:value-type="float" office:value="245.622656641604" calcext:value-type="float">
            <text:p>245.62</text:p>
          </table:table-cell>
          <table:table-cell/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S57]/[.G57]" office:value-type="float" office:value="1.86448598130841" calcext:value-type="float">
            <text:p>1.86</text:p>
          </table:table-cell>
          <table:table-cell table:formula="of:=[.W57]/[.D57]" office:value-type="float" office:value="0.000540430446149772" calcext:value-type="float">
            <text:p>0.000540430446149772</text:p>
          </table:table-cell>
          <table:table-cell office:value-type="float" office:value="0.0254119878031298" calcext:value-type="float">
            <text:p>0.02541198780312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58]-[.G58])/[.G58]/[.G58]" office:value-type="float" office:value="0.360434007134364" calcext:value-type="float">
            <text:p>0.36</text:p>
          </table:table-cell>
          <table:table-cell table:formula="of:=[.E58]-[.G58]" office:value-type="float" office:value="48.5" calcext:value-type="float">
            <text:p>48.50</text:p>
          </table:table-cell>
          <table:table-cell table:formula="of:=[.G58]^3/[.S58]" office:value-type="float" office:value="32.1834226804124" calcext:value-type="float">
            <text:p>32.18</text:p>
          </table:table-cell>
          <table:table-cell/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S58]/[.G58]" office:value-type="float" office:value="4.18103448275862" calcext:value-type="float">
            <text:p>4.18</text:p>
          </table:table-cell>
          <table:table-cell table:formula="of:=[.W58]/[.D58]" office:value-type="float" office:value="0.000929741913531658" calcext:value-type="float">
            <text:p>0.000929741913531658</text:p>
          </table:table-cell>
          <table:table-cell office:value-type="float" office:value="0.0354578115162677" calcext:value-type="float">
            <text:p>0.035457811516267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G59])/[.G59]/[.G59]" office:value-type="float" office:value="0.335250942273358" calcext:value-type="float">
            <text:p>0.34</text:p>
          </table:table-cell>
          <table:table-cell table:formula="of:=[.E59]-[.G59]" office:value-type="float" office:value="16.9" calcext:value-type="float">
            <text:p>16.90</text:p>
          </table:table-cell>
          <table:table-cell table:formula="of:=[.G59]^3/[.S59]" office:value-type="float" office:value="21.1781656804734" calcext:value-type="float">
            <text:p>21.18</text:p>
          </table:table-cell>
          <table:table-cell/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S59]/[.G59]" office:value-type="float" office:value="2.38028169014084" calcext:value-type="float">
            <text:p>2.38</text:p>
          </table:table-cell>
          <table:table-cell table:formula="of:=[.W59]/[.D59]" office:value-type="float" office:value="0.000383241774692755" calcext:value-type="float">
            <text:p>0.000383241774692755</text:p>
          </table:table-cell>
          <table:table-cell office:value-type="float" office:value="0.0414205788225166" calcext:value-type="float">
            <text:p>0.041420578822516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60]-[.G60])/[.G60]/[.G60]" office:value-type="float" office:value="0.38775837205576" calcext:value-type="float">
            <text:p>0.39</text:p>
          </table:table-cell>
          <table:table-cell table:formula="of:=[.E60]-[.G60]" office:value-type="float" office:value="24.2" calcext:value-type="float">
            <text:p>24.20</text:p>
          </table:table-cell>
          <table:table-cell table:formula="of:=[.G60]^3/[.S60]" office:value-type="float" office:value="20.3735123966942" calcext:value-type="float">
            <text:p>20.37</text:p>
          </table:table-cell>
          <table:table-cell/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S60]/[.G60]" office:value-type="float" office:value="3.06329113924051" calcext:value-type="float">
            <text:p>3.06</text:p>
          </table:table-cell>
          <table:table-cell table:formula="of:=[.W60]/[.D60]" office:value-type="float" office:value="0.000361666491589088" calcext:value-type="float">
            <text:p>0.000361666491589088</text:p>
          </table:table-cell>
          <table:table-cell office:value-type="float" office:value="0.101734547178403" calcext:value-type="float">
            <text:p>0.10173454717840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61]-[.G61])/[.G61]/[.G61]" office:value-type="float" office:value="0.110534409842368" calcext:value-type="float">
            <text:p>0.11</text:p>
          </table:table-cell>
          <table:table-cell table:formula="of:=[.E61]-[.G61]" office:value-type="float" office:value="46" calcext:value-type="float">
            <text:p>46.00</text:p>
          </table:table-cell>
          <table:table-cell table:formula="of:=[.G61]^3/[.S61]" office:value-type="float" office:value="184.557913043478" calcext:value-type="float">
            <text:p>184.56</text:p>
          </table:table-cell>
          <table:table-cell/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S61]/[.G61]" office:value-type="float" office:value="2.25490196078431" calcext:value-type="float">
            <text:p>2.25</text:p>
          </table:table-cell>
          <table:table-cell table:formula="of:=[.W61]/[.D61]" office:value-type="float" office:value="0.00111204599634207" calcext:value-type="float">
            <text:p>0.00111204599634207</text:p>
          </table:table-cell>
          <table:table-cell office:value-type="float" office:value="0.0642617281447113" calcext:value-type="float">
            <text:p>0.0642617281447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62]-[.G62])/[.G62]/[.G62]" office:value-type="float" office:value="0.54412321676556" calcext:value-type="float">
            <text:p>0.54</text:p>
          </table:table-cell>
          <table:table-cell table:formula="of:=[.E62]-[.G62]" office:value-type="float" office:value="43.1" calcext:value-type="float">
            <text:p>43.10</text:p>
          </table:table-cell>
          <table:table-cell table:formula="of:=[.G62]^3/[.S62]" office:value-type="float" office:value="16.3565893271462" calcext:value-type="float">
            <text:p>16.36</text:p>
          </table:table-cell>
          <table:table-cell/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S62]/[.G62]" office:value-type="float" office:value="4.84269662921348" calcext:value-type="float">
            <text:p>4.84</text:p>
          </table:table-cell>
          <table:table-cell table:formula="of:=[.W62]/[.D62]" office:value-type="float" office:value="0.00225918029877453" calcext:value-type="float">
            <text:p>0.00225918029877453</text:p>
          </table:table-cell>
          <table:table-cell office:value-type="float" office:value="0.0310189296212792" calcext:value-type="float">
            <text:p>0.031018929621279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63]-[.G63])/[.G63]/[.G63]" office:value-type="float" office:value="0.0282728195791464" calcext:value-type="float">
            <text:p>0.03</text:p>
          </table:table-cell>
          <table:table-cell table:formula="of:=[.E63]-[.G63]" office:value-type="float" office:value="32.3" calcext:value-type="float">
            <text:p>32.30</text:p>
          </table:table-cell>
          <table:table-cell table:formula="of:=[.G63]^3/[.S63]" office:value-type="float" office:value="1195.49448916409" calcext:value-type="float">
            <text:p>1195.49</text:p>
          </table:table-cell>
          <table:table-cell/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S63]/[.G63]" office:value-type="float" office:value="0.955621301775148" calcext:value-type="float">
            <text:p>0.96</text:p>
          </table:table-cell>
          <table:table-cell table:formula="of:=[.W63]/[.D63]" office:value-type="float" office:value="0.0000728201424991479" calcext:value-type="float">
            <text:p>7.28201424991479E-05</text:p>
          </table:table-cell>
          <table:table-cell office:value-type="float" office:value="0.119254138213299" calcext:value-type="float">
            <text:p>0.119254138213299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64]-[.G64])/[.G64]/[.G64]" office:value-type="float" office:value="0.374248162174204" calcext:value-type="float">
            <text:p>0.37</text:p>
          </table:table-cell>
          <table:table-cell table:formula="of:=[.E64]-[.G64]" office:value-type="float" office:value="16.8" calcext:value-type="float">
            <text:p>16.80</text:p>
          </table:table-cell>
          <table:table-cell table:formula="of:=[.G64]^3/[.S64]" office:value-type="float" office:value="17.9025595238095" calcext:value-type="float">
            <text:p>17.90</text:p>
          </table:table-cell>
          <table:table-cell/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S64]/[.G64]" office:value-type="float" office:value="2.50746268656716" calcext:value-type="float">
            <text:p>2.51</text:p>
          </table:table-cell>
          <table:table-cell table:formula="of:=[.W64]/[.D64]" office:value-type="float" office:value="0.0000989495021392848" calcext:value-type="float">
            <text:p>9.89495021392848E-05</text:p>
          </table:table-cell>
          <table:table-cell office:value-type="float" office:value="0.0425663954799395" calcext:value-type="float">
            <text:p>0.042566395479939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65]-[.G65])/[.G65]/[.G65]" office:value-type="float" office:value="0.16415489893596" calcext:value-type="float">
            <text:p>0.16</text:p>
          </table:table-cell>
          <table:table-cell table:formula="of:=[.E65]-[.G65]" office:value-type="float" office:value="41.5" calcext:value-type="float">
            <text:p>41.50</text:p>
          </table:table-cell>
          <table:table-cell table:formula="of:=[.G65]^3/[.S65]" office:value-type="float" office:value="96.859734939759" calcext:value-type="float">
            <text:p>96.86</text:p>
          </table:table-cell>
          <table:table-cell/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S65]/[.G65]" office:value-type="float" office:value="2.61006289308176" calcext:value-type="float">
            <text:p>2.61</text:p>
          </table:table-cell>
          <table:table-cell table:formula="of:=[.W65]/[.D65]" office:value-type="float" office:value="0.00181356156188207" calcext:value-type="float">
            <text:p>0.00181356156188207</text:p>
          </table:table-cell>
          <table:table-cell office:value-type="float" office:value="0.0567136641823695" calcext:value-type="float">
            <text:p>0.056713664182369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66]-[.G66])/[.G66]/[.G66]" office:value-type="float" office:value="0.0505301010602021" calcext:value-type="float">
            <text:p>0.05</text:p>
          </table:table-cell>
          <table:table-cell table:formula="of:=[.E66]-[.G66]" office:value-type="float" office:value="32.6" calcext:value-type="float">
            <text:p>32.60</text:p>
          </table:table-cell>
          <table:table-cell table:formula="of:=[.G66]^3/[.S66]" office:value-type="float" office:value="502.670674846626" calcext:value-type="float">
            <text:p>502.67</text:p>
          </table:table-cell>
          <table:table-cell/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S66]/[.G66]" office:value-type="float" office:value="1.28346456692913" calcext:value-type="float">
            <text:p>1.28</text:p>
          </table:table-cell>
          <table:table-cell table:formula="of:=[.W66]/[.D66]" office:value-type="float" office:value="0.00013126914810551" calcext:value-type="float">
            <text:p>0.00013126914810551</text:p>
          </table:table-cell>
          <table:table-cell office:value-type="float" office:value="0.0856755292645246" calcext:value-type="float">
            <text:p>0.085675529264524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67]-[.G67])/[.G67]/[.G67]" office:value-type="float" office:value="0.0770402221625011" calcext:value-type="float">
            <text:p>0.08</text:p>
          </table:table-cell>
          <table:table-cell table:formula="of:=[.E67]-[.G67]" office:value-type="float" office:value="25.8" calcext:value-type="float">
            <text:p>25.80</text:p>
          </table:table-cell>
          <table:table-cell table:formula="of:=[.G67]^3/[.S67]" office:value-type="float" office:value="237.538255813954" calcext:value-type="float">
            <text:p>237.54</text:p>
          </table:table-cell>
          <table:table-cell/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67]/[.G67]" office:value-type="float" office:value="1.40983606557377" calcext:value-type="float">
            <text:p>1.41</text:p>
          </table:table-cell>
          <table:table-cell table:formula="of:=[.W67]/[.D67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68]-[.G68])/[.G68]/[.G68]" office:value-type="float" office:value="0.0620408163265306" calcext:value-type="float">
            <text:p>0.06</text:p>
          </table:table-cell>
          <table:table-cell table:formula="of:=[.E68]-[.G68]" office:value-type="float" office:value="19" calcext:value-type="float">
            <text:p>19.00</text:p>
          </table:table-cell>
          <table:table-cell table:formula="of:=[.G68]^3/[.S68]" office:value-type="float" office:value="282.072368421053" calcext:value-type="float">
            <text:p>282.07</text:p>
          </table:table-cell>
          <table:table-cell/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S68]/[.G68]" office:value-type="float" office:value="1.08571428571429" calcext:value-type="float">
            <text:p>1.09</text:p>
          </table:table-cell>
          <table:table-cell table:formula="of:=[.W68]/[.D68]" office:value-type="float" office:value="0.000177955313234626" calcext:value-type="float">
            <text:p>0.000177955313234626</text:p>
          </table:table-cell>
          <table:table-cell office:value-type="float" office:value="0.0370738234069052" calcext:value-type="float">
            <text:p>0.037073823406905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69]-[.G69])/[.G69]/[.G69]" office:value-type="float" office:value="0.065356721200877" calcext:value-type="float">
            <text:p>0.07</text:p>
          </table:table-cell>
          <table:table-cell table:formula="of:=[.E69]-[.G69]" office:value-type="float" office:value="15.5" calcext:value-type="float">
            <text:p>15.50</text:p>
          </table:table-cell>
          <table:table-cell table:formula="of:=[.G69]^3/[.S69]" office:value-type="float" office:value="235.629935483871" calcext:value-type="float">
            <text:p>235.63</text:p>
          </table:table-cell>
          <table:table-cell/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S69]/[.G69]" office:value-type="float" office:value="1.00649350649351" calcext:value-type="float">
            <text:p>1.01</text:p>
          </table:table-cell>
          <table:table-cell table:formula="of:=[.W69]/[.D69]" office:value-type="float" office:value="0.000153658484513945" calcext:value-type="float">
            <text:p>0.000153658484513945</text:p>
          </table:table-cell>
          <table:table-cell office:value-type="float" office:value="0.0388166113938027" calcext:value-type="float">
            <text:p>0.038816611393802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70]-[.G70])/[.G70]/[.G70]" office:value-type="float" office:value="0.445362718089991" calcext:value-type="float">
            <text:p>0.45</text:p>
          </table:table-cell>
          <table:table-cell table:formula="of:=[.E70]-[.G70]" office:value-type="float" office:value="19.4" calcext:value-type="float">
            <text:p>19.40</text:p>
          </table:table-cell>
          <table:table-cell table:formula="of:=[.G70]^3/[.S70]" office:value-type="float" office:value="14.819381443299" calcext:value-type="float">
            <text:p>14.82</text:p>
          </table:table-cell>
          <table:table-cell/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S70]/[.G70]" office:value-type="float" office:value="2.93939393939394" calcext:value-type="float">
            <text:p>2.94</text:p>
          </table:table-cell>
          <table:table-cell table:formula="of:=[.W70]/[.D70]" office:value-type="float" office:value="0.000133423085119063" calcext:value-type="float">
            <text:p>0.000133423085119063</text:p>
          </table:table-cell>
          <table:table-cell office:value-type="float" office:value="0.0542340930457602" calcext:value-type="float">
            <text:p>0.054234093045760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71]-[.G71])/[.G71]/[.G71]" office:value-type="float" office:value="1.18655692729767" calcext:value-type="float">
            <text:p>1.19</text:p>
          </table:table-cell>
          <table:table-cell table:formula="of:=[.E71]-[.G71]" office:value-type="float" office:value="34.6" calcext:value-type="float">
            <text:p>34.60</text:p>
          </table:table-cell>
          <table:table-cell table:formula="of:=[.G71]^3/[.S71]" office:value-type="float" office:value="4.55098265895954" calcext:value-type="float">
            <text:p>4.55</text:p>
          </table:table-cell>
          <table:table-cell/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S71]/[.G71]" office:value-type="float" office:value="6.40740740740741" calcext:value-type="float">
            <text:p>6.41</text:p>
          </table:table-cell>
          <table:table-cell table:formula="of:=[.W71]/[.D71]" office:value-type="float" office:value="0.000278580492385852" calcext:value-type="float">
            <text:p>0.000278580492385852</text:p>
          </table:table-cell>
          <table:table-cell office:value-type="float" office:value="0.0725899705645385" calcext:value-type="float">
            <text:p>0.072589970564538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72]-[.G72])/[.G72]/[.G72]" office:value-type="float" office:value="0.222050754458162" calcext:value-type="float">
            <text:p>0.22</text:p>
          </table:table-cell>
          <table:table-cell table:formula="of:=[.E72]-[.G72]" office:value-type="float" office:value="25.9" calcext:value-type="float">
            <text:p>25.90</text:p>
          </table:table-cell>
          <table:table-cell table:formula="of:=[.G72]^3/[.S72]" office:value-type="float" office:value="48.637528957529" calcext:value-type="float">
            <text:p>48.64</text:p>
          </table:table-cell>
          <table:table-cell/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S72]/[.G72]" office:value-type="float" office:value="2.39814814814815" calcext:value-type="float">
            <text:p>2.40</text:p>
          </table:table-cell>
          <table:table-cell table:formula="of:=[.W72]/[.D72]" office:value-type="float" office:value="0.000102995403681584" calcext:value-type="float">
            <text:p>0.000102995403681584</text:p>
          </table:table-cell>
          <table:table-cell office:value-type="float" office:value="0.0979647901909661" calcext:value-type="float">
            <text:p>0.0979647901909661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73]-[.G73])/[.G73]/[.G73]" office:value-type="float" office:value="0.115645449137418" calcext:value-type="float">
            <text:p>0.12</text:p>
          </table:table-cell>
          <table:table-cell table:formula="of:=[.E73]-[.G73]" office:value-type="float" office:value="48.6" calcext:value-type="float">
            <text:p>48.60</text:p>
          </table:table-cell>
          <table:table-cell table:formula="of:=[.G73]^3/[.S73]" office:value-type="float" office:value="177.265946502058" calcext:value-type="float">
            <text:p>177.27</text:p>
          </table:table-cell>
          <table:table-cell/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S73]/[.G73]" office:value-type="float" office:value="2.37073170731707" calcext:value-type="float">
            <text:p>2.37</text:p>
          </table:table-cell>
          <table:table-cell table:formula="of:=[.W73]/[.D73]" office:value-type="float" office:value="0.00019874405886993" calcext:value-type="float">
            <text:p>0.00019874405886993</text:p>
          </table:table-cell>
          <table:table-cell office:value-type="float" office:value="0.0530685161927769" calcext:value-type="float">
            <text:p>0.0530685161927769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74]-[.G74])/[.G74]/[.G74]" office:value-type="float" office:value="0.0260800352249826" calcext:value-type="float">
            <text:p>0.03</text:p>
          </table:table-cell>
          <table:table-cell table:formula="of:=[.E74]-[.G74]" office:value-type="float" office:value="15.4" calcext:value-type="float">
            <text:p>15.40</text:p>
          </table:table-cell>
          <table:table-cell table:formula="of:=[.G74]^3/[.S74]" office:value-type="float" office:value="931.747207792208" calcext:value-type="float">
            <text:p>931.75</text:p>
          </table:table-cell>
          <table:table-cell/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S74]/[.G74]" office:value-type="float" office:value="0.633744855967078" calcext:value-type="float">
            <text:p>0.63</text:p>
          </table:table-cell>
          <table:table-cell table:formula="of:=[.W74]/[.D74]" office:value-type="float" office:value="0.0000276646589989486" calcext:value-type="float">
            <text:p>2.76646589989486E-05</text:p>
          </table:table-cell>
          <table:table-cell office:value-type="float" office:value="0.0270373076675656" calcext:value-type="float">
            <text:p>0.027037307667565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75]-[.G75])/[.G75]/[.G75]" office:value-type="float" office:value="0.141049382716049" calcext:value-type="float">
            <text:p>0.14</text:p>
          </table:table-cell>
          <table:table-cell table:formula="of:=[.E75]-[.G75]" office:value-type="float" office:value="45.7" calcext:value-type="float">
            <text:p>45.70</text:p>
          </table:table-cell>
          <table:table-cell table:formula="of:=[.G75]^3/[.S75]" office:value-type="float" office:value="127.614879649891" calcext:value-type="float">
            <text:p>127.61</text:p>
          </table:table-cell>
          <table:table-cell/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S75]/[.G75]" office:value-type="float" office:value="2.53888888888889" calcext:value-type="float">
            <text:p>2.54</text:p>
          </table:table-cell>
          <table:table-cell table:formula="of:=[.W75]/[.D75]" office:value-type="float" office:value="0.000238063406908923" calcext:value-type="float">
            <text:p>0.000238063406908923</text:p>
          </table:table-cell>
          <table:table-cell office:value-type="float" office:value="0.0269075922866681" calcext:value-type="float">
            <text:p>0.0269075922866681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76]-[.G76])/[.G76]/[.G76]" office:value-type="float" office:value="0.226548885283336" calcext:value-type="float">
            <text:p>0.23</text:p>
          </table:table-cell>
          <table:table-cell table:formula="of:=[.E76]-[.G76]" office:value-type="float" office:value="37.7" calcext:value-type="float">
            <text:p>37.70</text:p>
          </table:table-cell>
          <table:table-cell table:formula="of:=[.G76]^3/[.S76]" office:value-type="float" office:value="56.9413527851459" calcext:value-type="float">
            <text:p>56.94</text:p>
          </table:table-cell>
          <table:table-cell/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S76]/[.G76]" office:value-type="float" office:value="2.92248062015504" calcext:value-type="float">
            <text:p>2.92</text:p>
          </table:table-cell>
          <table:table-cell table:formula="of:=[.W76]/[.D76]" office:value-type="float" office:value="0.000233661215261055" calcext:value-type="float">
            <text:p>0.000233661215261055</text:p>
          </table:table-cell>
          <table:table-cell office:value-type="float" office:value="0.0326174767382737" calcext:value-type="float">
            <text:p>0.032617476738273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77]-[.G77])/[.G77]/[.G77]" office:value-type="float" office:value="0.214248614958449" calcext:value-type="float">
            <text:p>0.21</text:p>
          </table:table-cell>
          <table:table-cell table:formula="of:=[.E77]-[.G77]" office:value-type="float" office:value="49.5" calcext:value-type="float">
            <text:p>49.50</text:p>
          </table:table-cell>
          <table:table-cell table:formula="of:=[.G77]^3/[.S77]" office:value-type="float" office:value="70.9456161616162" calcext:value-type="float">
            <text:p>70.95</text:p>
          </table:table-cell>
          <table:table-cell/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S77]/[.G77]" office:value-type="float" office:value="3.25657894736842" calcext:value-type="float">
            <text:p>3.26</text:p>
          </table:table-cell>
          <table:table-cell table:formula="of:=[.W77]/[.D77]" office:value-type="float" office:value="0.000167625760615667" calcext:value-type="float">
            <text:p>0.000167625760615667</text:p>
          </table:table-cell>
          <table:table-cell office:value-type="float" office:value="0.0626284890443663" calcext:value-type="float">
            <text:p>0.062628489044366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78]-[.G78])/[.G78]/[.G78]" office:value-type="float" office:value="0.11966110577343" calcext:value-type="float">
            <text:p>0.12</text:p>
          </table:table-cell>
          <table:table-cell table:formula="of:=[.E78]-[.G78]" office:value-type="float" office:value="13.7" calcext:value-type="float">
            <text:p>13.70</text:p>
          </table:table-cell>
          <table:table-cell table:formula="of:=[.G78]^3/[.S78]" office:value-type="float" office:value="89.419197080292" calcext:value-type="float">
            <text:p>89.42</text:p>
          </table:table-cell>
          <table:table-cell/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S78]/[.G78]" office:value-type="float" office:value="1.2803738317757" calcext:value-type="float">
            <text:p>1.28</text:p>
          </table:table-cell>
          <table:table-cell table:formula="of:=[.W78]/[.D78]" office:value-type="float" office:value="0.000016794687984558" calcext:value-type="float">
            <text:p>1.6794687984558E-05</text:p>
          </table:table-cell>
          <table:table-cell office:value-type="float" office:value="0.0324515145367639" calcext:value-type="float">
            <text:p>0.0324515145367639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79]-[.G79])/[.G79]/[.G79]" office:value-type="float" office:value="0.16101108033241" calcext:value-type="float">
            <text:p>0.16</text:p>
          </table:table-cell>
          <table:table-cell table:formula="of:=[.E79]-[.G79]" office:value-type="float" office:value="37.2" calcext:value-type="float">
            <text:p>37.20</text:p>
          </table:table-cell>
          <table:table-cell table:formula="of:=[.G79]^3/[.S79]" office:value-type="float" office:value="94.403440860215" calcext:value-type="float">
            <text:p>94.40</text:p>
          </table:table-cell>
          <table:table-cell/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S79]/[.G79]" office:value-type="float" office:value="2.44736842105263" calcext:value-type="float">
            <text:p>2.45</text:p>
          </table:table-cell>
          <table:table-cell table:formula="of:=[.W79]/[.D79]" office:value-type="float" office:value="0.000290806668191277" calcext:value-type="float">
            <text:p>0.000290806668191277</text:p>
          </table:table-cell>
          <table:table-cell office:value-type="float" office:value="0.041537645876412" calcext:value-type="float">
            <text:p>0.04153764587641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80]-[.G80])/[.G80]/[.G80]" office:value-type="float" office:value="0.272338910644357" calcext:value-type="float">
            <text:p>0.27</text:p>
          </table:table-cell>
          <table:table-cell table:formula="of:=[.E80]-[.G80]" office:value-type="float" office:value="30.6" calcext:value-type="float">
            <text:p>30.60</text:p>
          </table:table-cell>
          <table:table-cell table:formula="of:=[.G80]^3/[.S80]" office:value-type="float" office:value="38.922091503268" calcext:value-type="float">
            <text:p>38.92</text:p>
          </table:table-cell>
          <table:table-cell/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S80]/[.G80]" office:value-type="float" office:value="2.88679245283019" calcext:value-type="float">
            <text:p>2.89</text:p>
          </table:table-cell>
          <table:table-cell table:formula="of:=[.W80]/[.D80]" office:value-type="float" office:value="0.000346067848111077" calcext:value-type="float">
            <text:p>0.000346067848111077</text:p>
          </table:table-cell>
          <table:table-cell office:value-type="float" office:value="0.0128398269885182" calcext:value-type="float">
            <text:p>0.012839826988518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81]-[.G81])/[.G81]/[.G81]" office:value-type="float" office:value="0.632086167800453" calcext:value-type="float">
            <text:p>0.63</text:p>
          </table:table-cell>
          <table:table-cell table:formula="of:=[.E81]-[.G81]" office:value-type="float" office:value="44.6" calcext:value-type="float">
            <text:p>44.60</text:p>
          </table:table-cell>
          <table:table-cell table:formula="of:=[.G81]^3/[.S81]" office:value-type="float" office:value="13.2893273542601" calcext:value-type="float">
            <text:p>13.29</text:p>
          </table:table-cell>
          <table:table-cell/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S81]/[.G81]" office:value-type="float" office:value="5.30952380952381" calcext:value-type="float">
            <text:p>5.31</text:p>
          </table:table-cell>
          <table:table-cell table:formula="of:=[.W81]/[.D81]" office:value-type="float" office:value="0.000606190691606038" calcext:value-type="float">
            <text:p>0.000606190691606038</text:p>
          </table:table-cell>
          <table:table-cell office:value-type="float" office:value="0.0428369712286116" calcext:value-type="float">
            <text:p>0.042836971228611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82]-[.G82])/[.G82]/[.G82]" office:value-type="float" office:value="0.564833927566147" calcext:value-type="float">
            <text:p>0.56</text:p>
          </table:table-cell>
          <table:table-cell table:formula="of:=[.E82]-[.G82]" office:value-type="float" office:value="30.1" calcext:value-type="float">
            <text:p>30.10</text:p>
          </table:table-cell>
          <table:table-cell table:formula="of:=[.G82]^3/[.S82]" office:value-type="float" office:value="12.9241528239203" calcext:value-type="float">
            <text:p>12.92</text:p>
          </table:table-cell>
          <table:table-cell/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S82]/[.G82]" office:value-type="float" office:value="4.12328767123288" calcext:value-type="float">
            <text:p>4.12</text:p>
          </table:table-cell>
          <table:table-cell table:formula="of:=[.W82]/[.D82]" office:value-type="float" office:value="0.0011331739596748" calcext:value-type="float">
            <text:p>0.0011331739596748</text:p>
          </table:table-cell>
          <table:table-cell office:value-type="float" office:value="0.056806309366844" calcext:value-type="float">
            <text:p>0.05680630936684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83]-[.G83])/[.G83]/[.G83]" office:value-type="float" office:value="0.029248716117403" calcext:value-type="float">
            <text:p>0.03</text:p>
          </table:table-cell>
          <table:table-cell table:formula="of:=[.E83]-[.G83]" office:value-type="float" office:value="25.8" calcext:value-type="float">
            <text:p>25.80</text:p>
          </table:table-cell>
          <table:table-cell table:formula="of:=[.G83]^3/[.S83]" office:value-type="float" office:value="1015.42918604651" calcext:value-type="float">
            <text:p>1015.43</text:p>
          </table:table-cell>
          <table:table-cell/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S83]/[.G83]" office:value-type="float" office:value="0.868686868686869" calcext:value-type="float">
            <text:p>0.87</text:p>
          </table:table-cell>
          <table:table-cell table:formula="of:=[.W83]/[.D83]" office:value-type="float" office:value="0.0000863251691967237" calcext:value-type="float">
            <text:p>8.63251691967237E-05</text:p>
          </table:table-cell>
          <table:table-cell office:value-type="float" office:value="0.095399762666642" calcext:value-type="float">
            <text:p>0.09539976266664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84]-[.G84])/[.G84]/[.G84]" office:value-type="float" office:value="0.406574394463668" calcext:value-type="float">
            <text:p>0.41</text:p>
          </table:table-cell>
          <table:table-cell table:formula="of:=[.E84]-[.G84]" office:value-type="float" office:value="42.3" calcext:value-type="float">
            <text:p>42.30</text:p>
          </table:table-cell>
          <table:table-cell table:formula="of:=[.G84]^3/[.S84]" office:value-type="float" office:value="25.0876595744681" calcext:value-type="float">
            <text:p>25.09</text:p>
          </table:table-cell>
          <table:table-cell/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S84]/[.G84]" office:value-type="float" office:value="4.14705882352941" calcext:value-type="float">
            <text:p>4.15</text:p>
          </table:table-cell>
          <table:table-cell table:formula="of:=[.W84]/[.D84]" office:value-type="float" office:value="0.000409378880619465" calcext:value-type="float">
            <text:p>0.000409378880619465</text:p>
          </table:table-cell>
          <table:table-cell office:value-type="float" office:value="0.0119860483190931" calcext:value-type="float">
            <text:p>0.0119860483190931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85]-[.G85])/[.G85]/[.G85]" office:value-type="float" office:value="0.0117896270452127" calcext:value-type="float">
            <text:p>0.01</text:p>
          </table:table-cell>
          <table:table-cell table:formula="of:=[.E85]-[.G85]" office:value-type="float" office:value="12.3" calcext:value-type="float">
            <text:p>12.30</text:p>
          </table:table-cell>
          <table:table-cell table:formula="of:=[.G85]^3/[.S85]" office:value-type="float" office:value="2739.69650406504" calcext:value-type="float">
            <text:p>2739.70</text:p>
          </table:table-cell>
          <table:table-cell/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S85]/[.G85]" office:value-type="float" office:value="0.380804953560372" calcext:value-type="float">
            <text:p>0.38</text:p>
          </table:table-cell>
          <table:table-cell table:formula="of:=[.W85]/[.D85]" office:value-type="float" office:value="0.00000684127178634783" calcext:value-type="float">
            <text:p>6.84127178634783E-06</text:p>
          </table:table-cell>
          <table:table-cell office:value-type="float" office:value="0.0204873758193426" calcext:value-type="float">
            <text:p>0.020487375819342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86]-[.G86])/[.G86]/[.G86]" office:value-type="float" office:value="0.334141274238227" calcext:value-type="float">
            <text:p>0.33</text:p>
          </table:table-cell>
          <table:table-cell table:formula="of:=[.E86]-[.G86]" office:value-type="float" office:value="19.3" calcext:value-type="float">
            <text:p>19.30</text:p>
          </table:table-cell>
          <table:table-cell table:formula="of:=[.G86]^3/[.S86]" office:value-type="float" office:value="22.7448704663212" calcext:value-type="float">
            <text:p>22.74</text:p>
          </table:table-cell>
          <table:table-cell/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86]/[.G86]" office:value-type="float" office:value="2.53947368421053" calcext:value-type="float">
            <text:p>2.54</text:p>
          </table:table-cell>
          <table:table-cell table:formula="of:=[.W86]/[.D86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87]-[.G87])/[.G87]/[.G87]" office:value-type="float" office:value="0.4753282028067" calcext:value-type="float">
            <text:p>0.48</text:p>
          </table:table-cell>
          <table:table-cell table:formula="of:=[.E87]-[.G87]" office:value-type="float" office:value="10.5" calcext:value-type="float">
            <text:p>10.50</text:p>
          </table:table-cell>
          <table:table-cell table:formula="of:=[.G87]^3/[.S87]" office:value-type="float" office:value="9.88790476190476" calcext:value-type="float">
            <text:p>9.89</text:p>
          </table:table-cell>
          <table:table-cell/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87]/[.G87]" office:value-type="float" office:value="2.23404255319149" calcext:value-type="float">
            <text:p>2.23</text:p>
          </table:table-cell>
          <table:table-cell table:formula="of:=[.W87]/[.D87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88]-[.G88])/[.G88]/[.G88]" office:value-type="float" office:value="0.0327449282998984" calcext:value-type="float">
            <text:p>0.03</text:p>
          </table:table-cell>
          <table:table-cell table:formula="of:=[.E88]-[.G88]" office:value-type="float" office:value="8.7" calcext:value-type="float">
            <text:p>8.70</text:p>
          </table:table-cell>
          <table:table-cell table:formula="of:=[.G88]^3/[.S88]" office:value-type="float" office:value="497.787011494253" calcext:value-type="float">
            <text:p>497.79</text:p>
          </table:table-cell>
          <table:table-cell/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88]/[.G88]" office:value-type="float" office:value="0.533742331288343" calcext:value-type="float">
            <text:p>0.53</text:p>
          </table:table-cell>
          <table:table-cell table:formula="of:=[.W88]/[.D88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89]-[.G89])/[.G89]/[.G89]" office:value-type="float" office:value="0.329938557360492" calcext:value-type="float">
            <text:p>0.33</text:p>
          </table:table-cell>
          <table:table-cell table:formula="of:=[.E89]-[.G89]" office:value-type="float" office:value="39.2" calcext:value-type="float">
            <text:p>39.20</text:p>
          </table:table-cell>
          <table:table-cell table:formula="of:=[.G89]^3/[.S89]" office:value-type="float" office:value="33.0364540816327" calcext:value-type="float">
            <text:p>33.04</text:p>
          </table:table-cell>
          <table:table-cell/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89]/[.G89]" office:value-type="float" office:value="3.59633027522936" calcext:value-type="float">
            <text:p>3.60</text:p>
          </table:table-cell>
          <table:table-cell table:formula="of:=[.W89]/[.D89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90]-[.G90])/[.G90]/[.G90]" office:value-type="float" office:value="0.403579254930606" calcext:value-type="float">
            <text:p>0.40</text:p>
          </table:table-cell>
          <table:table-cell table:formula="of:=[.E90]-[.G90]" office:value-type="float" office:value="22.1" calcext:value-type="float">
            <text:p>22.10</text:p>
          </table:table-cell>
          <table:table-cell table:formula="of:=[.G90]^3/[.S90]" office:value-type="float" office:value="18.33592760181" calcext:value-type="float">
            <text:p>18.34</text:p>
          </table:table-cell>
          <table:table-cell/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0]/[.G90]" office:value-type="float" office:value="2.98648648648649" calcext:value-type="float">
            <text:p>2.99</text:p>
          </table:table-cell>
          <table:table-cell table:formula="of:=[.W90]/[.D90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91]-[.G91])/[.G91]/[.G91]" office:value-type="float" office:value="0.227265472884548" calcext:value-type="float">
            <text:p>0.23</text:p>
          </table:table-cell>
          <table:table-cell table:formula="of:=[.E91]-[.G91]" office:value-type="float" office:value="71.2" calcext:value-type="float">
            <text:p>71.20</text:p>
          </table:table-cell>
          <table:table-cell table:formula="of:=[.G91]^3/[.S91]" office:value-type="float" office:value="77.8824859550562" calcext:value-type="float">
            <text:p>77.88</text:p>
          </table:table-cell>
          <table:table-cell/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1]/[.G91]" office:value-type="float" office:value="4.0225988700565" calcext:value-type="float">
            <text:p>4.02</text:p>
          </table:table-cell>
          <table:table-cell table:formula="of:=[.W91]/[.D91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92]-[.G92])/[.G92]/[.G92]" office:value-type="float" office:value="0.0412041603715866" calcext:value-type="float">
            <text:p>0.04</text:p>
          </table:table-cell>
          <table:table-cell table:formula="of:=[.E92]-[.G92]" office:value-type="float" office:value="33" calcext:value-type="float">
            <text:p>33.00</text:p>
          </table:table-cell>
          <table:table-cell table:formula="of:=[.G92]^3/[.S92]" office:value-type="float" office:value="686.823848484849" calcext:value-type="float">
            <text:p>686.82</text:p>
          </table:table-cell>
          <table:table-cell/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92]/[.G92]" office:value-type="float" office:value="1.1660777385159" calcext:value-type="float">
            <text:p>1.17</text:p>
          </table:table-cell>
          <table:table-cell table:formula="of:=[.W92]/[.D92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93]-[.G93])/[.G93]/[.G93]" office:value-type="float" office:value="0.160484642363694" calcext:value-type="float">
            <text:p>0.16</text:p>
          </table:table-cell>
          <table:table-cell table:formula="of:=[.E93]-[.G93]" office:value-type="float" office:value="15.1" calcext:value-type="float">
            <text:p>15.10</text:p>
          </table:table-cell>
          <table:table-cell table:formula="of:=[.G93]^3/[.S93]" office:value-type="float" office:value="60.4419205298013" calcext:value-type="float">
            <text:p>60.44</text:p>
          </table:table-cell>
          <table:table-cell/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93]/[.G93]" office:value-type="float" office:value="1.55670103092784" calcext:value-type="float">
            <text:p>1.56</text:p>
          </table:table-cell>
          <table:table-cell table:formula="of:=[.W93]/[.D93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94]-[.G94])/[.G94]/[.G94]" office:value-type="float" office:value="0.10501995379122" calcext:value-type="float">
            <text:p>0.11</text:p>
          </table:table-cell>
          <table:table-cell table:formula="of:=[.E94]-[.G94]" office:value-type="float" office:value="20" calcext:value-type="float">
            <text:p>20.00</text:p>
          </table:table-cell>
          <table:table-cell table:formula="of:=[.G94]^3/[.S94]" office:value-type="float" office:value="131.4036" calcext:value-type="float">
            <text:p>131.40</text:p>
          </table:table-cell>
          <table:table-cell/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94]/[.G94]" office:value-type="float" office:value="1.44927536231884" calcext:value-type="float">
            <text:p>1.45</text:p>
          </table:table-cell>
          <table:table-cell table:formula="of:=[.W94]/[.D94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95]-[.G95])/[.G95]/[.G95]" office:value-type="float" office:value="0.189230103806228" calcext:value-type="float">
            <text:p>0.19</text:p>
          </table:table-cell>
          <table:table-cell table:formula="of:=[.E95]-[.G95]" office:value-type="float" office:value="35" calcext:value-type="float">
            <text:p>35.00</text:p>
          </table:table-cell>
          <table:table-cell table:formula="of:=[.G95]^3/[.S95]" office:value-type="float" office:value="71.8701714285714" calcext:value-type="float">
            <text:p>71.87</text:p>
          </table:table-cell>
          <table:table-cell/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95]/[.G95]" office:value-type="float" office:value="2.57352941176471" calcext:value-type="float">
            <text:p>2.57</text:p>
          </table:table-cell>
          <table:table-cell table:formula="of:=[.W95]/[.D95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6]-[.G96])/[.G96]/[.G96]" office:value-type="float" office:value="0.0134984333045822" calcext:value-type="float">
            <text:p>0.01</text:p>
          </table:table-cell>
          <table:table-cell table:formula="of:=[.E96]-[.G96]" office:value-type="float" office:value="27.7" calcext:value-type="float">
            <text:p>27.70</text:p>
          </table:table-cell>
          <table:table-cell table:formula="of:=[.G96]^3/[.S96]" office:value-type="float" office:value="3355.94501805054" calcext:value-type="float">
            <text:p>3355.95</text:p>
          </table:table-cell>
          <table:table-cell/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96]/[.G96]" office:value-type="float" office:value="0.611479028697572" calcext:value-type="float">
            <text:p>0.61</text:p>
          </table:table-cell>
          <table:table-cell table:formula="of:=[.W96]/[.D96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97]-[.G97])/[.G97]/[.G97]" office:value-type="float" office:value="0.0792797635044343" calcext:value-type="float">
            <text:p>0.08</text:p>
          </table:table-cell>
          <table:table-cell table:formula="of:=[.E97]-[.G97]" office:value-type="float" office:value="47.2" calcext:value-type="float">
            <text:p>47.20</text:p>
          </table:table-cell>
          <table:table-cell table:formula="of:=[.G97]^3/[.S97]" office:value-type="float" office:value="307.770847457627" calcext:value-type="float">
            <text:p>307.77</text:p>
          </table:table-cell>
          <table:table-cell/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97]/[.G97]" office:value-type="float" office:value="1.9344262295082" calcext:value-type="float">
            <text:p>1.93</text:p>
          </table:table-cell>
          <table:table-cell table:formula="of:=[.W97]/[.D97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98]-[.G98])/[.G98]/[.G98]" office:value-type="float" office:value="0.0153770772085653" calcext:value-type="float">
            <text:p>0.02</text:p>
          </table:table-cell>
          <table:table-cell table:formula="of:=[.E98]-[.G98]" office:value-type="float" office:value="29.5" calcext:value-type="float">
            <text:p>29.50</text:p>
          </table:table-cell>
          <table:table-cell table:formula="of:=[.G98]^3/[.S98]" office:value-type="float" office:value="2848.39566101695" calcext:value-type="float">
            <text:p>2848.40</text:p>
          </table:table-cell>
          <table:table-cell/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98]/[.G98]" office:value-type="float" office:value="0.67351598173516" calcext:value-type="float">
            <text:p>0.67</text:p>
          </table:table-cell>
          <table:table-cell table:formula="of:=[.W98]/[.D98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99]-[.G99])/[.G99]/[.G99]" office:value-type="float" office:value="0.0682397959183674" calcext:value-type="float">
            <text:p>0.07</text:p>
          </table:table-cell>
          <table:table-cell table:formula="of:=[.E99]-[.G99]" office:value-type="float" office:value="53.5" calcext:value-type="float">
            <text:p>53.50</text:p>
          </table:table-cell>
          <table:table-cell table:formula="of:=[.G99]^3/[.S99]" office:value-type="float" office:value="410.317757009346" calcext:value-type="float">
            <text:p>410.32</text:p>
          </table:table-cell>
          <table:table-cell/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99]/[.G99]" office:value-type="float" office:value="1.91071428571429" calcext:value-type="float">
            <text:p>1.91</text:p>
          </table:table-cell>
          <table:table-cell table:formula="of:=[.W99]/[.D99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00]-[.G100])/[.G100]/[.G100]" office:value-type="float" office:value="0.0275385656608089" calcext:value-type="float">
            <text:p>0.03</text:p>
          </table:table-cell>
          <table:table-cell table:formula="of:=[.E100]-[.G100]" office:value-type="float" office:value="11.8" calcext:value-type="float">
            <text:p>11.80</text:p>
          </table:table-cell>
          <table:table-cell table:formula="of:=[.G100]^3/[.S100]" office:value-type="float" office:value="751.67313559322" calcext:value-type="float">
            <text:p>751.67</text:p>
          </table:table-cell>
          <table:table-cell/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0]/[.G100]" office:value-type="float" office:value="0.570048309178744" calcext:value-type="float">
            <text:p>0.57</text:p>
          </table:table-cell>
          <table:table-cell table:formula="of:=[.W100]/[.D100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01]-[.G101])/[.G101]/[.G101]" office:value-type="float" office:value="0.0268122371822075" calcext:value-type="float">
            <text:p>0.03</text:p>
          </table:table-cell>
          <table:table-cell table:formula="of:=[.E101]-[.G101]" office:value-type="float" office:value="27.8" calcext:value-type="float">
            <text:p>27.80</text:p>
          </table:table-cell>
          <table:table-cell table:formula="of:=[.G101]^3/[.S101]" office:value-type="float" office:value="1200.94417266187" calcext:value-type="float">
            <text:p>1200.94</text:p>
          </table:table-cell>
          <table:table-cell/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1]/[.G101]" office:value-type="float" office:value="0.863354037267081" calcext:value-type="float">
            <text:p>0.86</text:p>
          </table:table-cell>
          <table:table-cell table:formula="of:=[.W101]/[.D101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02]-[.G102])/[.G102]/[.G102]" office:value-type="float" office:value="0.00585864015049718" calcext:value-type="float">
            <text:p>0.01</text:p>
          </table:table-cell>
          <table:table-cell table:formula="of:=[.E102]-[.G102]" office:value-type="float" office:value="21.8" calcext:value-type="float">
            <text:p>21.80</text:p>
          </table:table-cell>
          <table:table-cell table:formula="of:=[.G102]^3/[.S102]" office:value-type="float" office:value="10411.9724770642" calcext:value-type="float">
            <text:p>10411.97</text:p>
          </table:table-cell>
          <table:table-cell/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02]/[.G102]" office:value-type="float" office:value="0.357377049180328" calcext:value-type="float">
            <text:p>0.36</text:p>
          </table:table-cell>
          <table:table-cell table:formula="of:=[.W102]/[.D102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03]-[.G103])/[.G103]/[.G103]" office:value-type="float" office:value="0.0171914059580264" calcext:value-type="float">
            <text:p>0.02</text:p>
          </table:table-cell>
          <table:table-cell table:formula="of:=[.E103]-[.G103]" office:value-type="float" office:value="20.7" calcext:value-type="float">
            <text:p>20.70</text:p>
          </table:table-cell>
          <table:table-cell table:formula="of:=[.G103]^3/[.S103]" office:value-type="float" office:value="2018.45038647343" calcext:value-type="float">
            <text:p>2018.45</text:p>
          </table:table-cell>
          <table:table-cell/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03]/[.G103]" office:value-type="float" office:value="0.596541786743516" calcext:value-type="float">
            <text:p>0.60</text:p>
          </table:table-cell>
          <table:table-cell table:formula="of:=[.W103]/[.D103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04]-[.G104])/[.G104]/[.G104]" office:value-type="float" office:value="1.01944444444444" calcext:value-type="float">
            <text:p>1.02</text:p>
          </table:table-cell>
          <table:table-cell table:formula="of:=[.E104]-[.G104]" office:value-type="float" office:value="36.7" calcext:value-type="float">
            <text:p>36.70</text:p>
          </table:table-cell>
          <table:table-cell table:formula="of:=[.G104]^3/[.S104]" office:value-type="float" office:value="5.88555858310627" calcext:value-type="float">
            <text:p>5.89</text:p>
          </table:table-cell>
          <table:table-cell/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04]/[.G104]" office:value-type="float" office:value="6.11666666666667" calcext:value-type="float">
            <text:p>6.12</text:p>
          </table:table-cell>
          <table:table-cell table:formula="of:=[.W104]/[.D104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05]-[.G105])/[.G105]/[.G105]" office:value-type="float" office:value="0.313846595805803" calcext:value-type="float">
            <text:p>0.31</text:p>
          </table:table-cell>
          <table:table-cell table:formula="of:=[.E105]-[.G105]" office:value-type="float" office:value="43.7" calcext:value-type="float">
            <text:p>43.70</text:p>
          </table:table-cell>
          <table:table-cell table:formula="of:=[.G105]^3/[.S105]" office:value-type="float" office:value="37.5979862700229" calcext:value-type="float">
            <text:p>37.60</text:p>
          </table:table-cell>
          <table:table-cell/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05]/[.G105]" office:value-type="float" office:value="3.70338983050847" calcext:value-type="float">
            <text:p>3.70</text:p>
          </table:table-cell>
          <table:table-cell table:formula="of:=[.W105]/[.D105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06]-[.G106])/[.G106]/[.G106]" office:value-type="float" office:value="0.0108917733309296" calcext:value-type="float">
            <text:p>0.01</text:p>
          </table:table-cell>
          <table:table-cell table:formula="of:=[.E106]-[.G106]" office:value-type="float" office:value="29" calcext:value-type="float">
            <text:p>29.00</text:p>
          </table:table-cell>
          <table:table-cell table:formula="of:=[.G106]^3/[.S106]" office:value-type="float" office:value="4737.52055172414" calcext:value-type="float">
            <text:p>4737.52</text:p>
          </table:table-cell>
          <table:table-cell/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06]/[.G106]" office:value-type="float" office:value="0.562015503875969" calcext:value-type="float">
            <text:p>0.56</text:p>
          </table:table-cell>
          <table:table-cell table:formula="of:=[.W106]/[.D106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07]-[.G107])/[.G107]/[.G107]" office:value-type="float" office:value="0.0272006005728066" calcext:value-type="float">
            <text:p>0.03</text:p>
          </table:table-cell>
          <table:table-cell table:formula="of:=[.E107]-[.G107]" office:value-type="float" office:value="52.9" calcext:value-type="float">
            <text:p>52.90</text:p>
          </table:table-cell>
          <table:table-cell table:formula="of:=[.G107]^3/[.S107]" office:value-type="float" office:value="1621.287731569" calcext:value-type="float">
            <text:p>1621.29</text:p>
          </table:table-cell>
          <table:table-cell/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07]/[.G107]" office:value-type="float" office:value="1.19954648526077" calcext:value-type="float">
            <text:p>1.20</text:p>
          </table:table-cell>
          <table:table-cell table:formula="of:=[.W107]/[.D107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08]-[.G108])/[.G108]/[.G108]" office:value-type="float" office:value="0.0151309222960776" calcext:value-type="float">
            <text:p>0.02</text:p>
          </table:table-cell>
          <table:table-cell table:formula="of:=[.E108]-[.G108]" office:value-type="float" office:value="28.5" calcext:value-type="float">
            <text:p>28.50</text:p>
          </table:table-cell>
          <table:table-cell table:formula="of:=[.G108]^3/[.S108]" office:value-type="float" office:value="2868.29838596491" calcext:value-type="float">
            <text:p>2868.30</text:p>
          </table:table-cell>
          <table:table-cell/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08]/[.G108]" office:value-type="float" office:value="0.65668202764977" calcext:value-type="float">
            <text:p>0.66</text:p>
          </table:table-cell>
          <table:table-cell table:formula="of:=[.W108]/[.D108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09]-[.G109])/[.G109]/[.G109]" office:value-type="float" office:value="0.0450879928714636" calcext:value-type="float">
            <text:p>0.05</text:p>
          </table:table-cell>
          <table:table-cell table:formula="of:=[.E109]-[.G109]" office:value-type="float" office:value="50.6" calcext:value-type="float">
            <text:p>50.60</text:p>
          </table:table-cell>
          <table:table-cell table:formula="of:=[.G109]^3/[.S109]" office:value-type="float" office:value="742.991600790514" calcext:value-type="float">
            <text:p>742.99</text:p>
          </table:table-cell>
          <table:table-cell/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09]/[.G109]" office:value-type="float" office:value="1.51044776119403" calcext:value-type="float">
            <text:p>1.51</text:p>
          </table:table-cell>
          <table:table-cell table:formula="of:=[.W109]/[.D109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10]-[.G110])/[.G110]/[.G110]" office:value-type="float" office:value="0.152442873374574" calcext:value-type="float">
            <text:p>0.15</text:p>
          </table:table-cell>
          <table:table-cell table:formula="of:=[.E110]-[.G110]" office:value-type="float" office:value="48.3" calcext:value-type="float">
            <text:p>48.30</text:p>
          </table:table-cell>
          <table:table-cell table:formula="of:=[.G110]^3/[.S110]" office:value-type="float" office:value="116.765051759834" calcext:value-type="float">
            <text:p>116.77</text:p>
          </table:table-cell>
          <table:table-cell/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0]/[.G110]" office:value-type="float" office:value="2.71348314606742" calcext:value-type="float">
            <text:p>2.71</text:p>
          </table:table-cell>
          <table:table-cell table:formula="of:=[.W110]/[.D110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11]-[.G111])/[.G111]/[.G111]" office:value-type="float" office:value="0.0162552567899562" calcext:value-type="float">
            <text:p>0.02</text:p>
          </table:table-cell>
          <table:table-cell table:formula="of:=[.E111]-[.G111]" office:value-type="float" office:value="26.4" calcext:value-type="float">
            <text:p>26.40</text:p>
          </table:table-cell>
          <table:table-cell table:formula="of:=[.G111]^3/[.S111]" office:value-type="float" office:value="2479.19799242424" calcext:value-type="float">
            <text:p>2479.20</text:p>
          </table:table-cell>
          <table:table-cell/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1]/[.G111]" office:value-type="float" office:value="0.655086848635236" calcext:value-type="float">
            <text:p>0.66</text:p>
          </table:table-cell>
          <table:table-cell table:formula="of:=[.W111]/[.D111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12]-[.G112])/[.G112]/[.G112]" office:value-type="float" office:value="0.0431527206218564" calcext:value-type="float">
            <text:p>0.04</text:p>
          </table:table-cell>
          <table:table-cell table:formula="of:=[.E112]-[.G112]" office:value-type="float" office:value="45.3" calcext:value-type="float">
            <text:p>45.30</text:p>
          </table:table-cell>
          <table:table-cell table:formula="of:=[.G112]^3/[.S112]" office:value-type="float" office:value="750.821721854304" calcext:value-type="float">
            <text:p>750.82</text:p>
          </table:table-cell>
          <table:table-cell/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12]/[.G112]" office:value-type="float" office:value="1.39814814814815" calcext:value-type="float">
            <text:p>1.40</text:p>
          </table:table-cell>
          <table:table-cell table:formula="of:=[.W112]/[.D112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13]-[.G113])/[.G113]/[.G113]" office:value-type="float" office:value="0.0265599858934515" calcext:value-type="float">
            <text:p>0.03</text:p>
          </table:table-cell>
          <table:table-cell table:formula="of:=[.E113]-[.G113]" office:value-type="float" office:value="48.2" calcext:value-type="float">
            <text:p>48.20</text:p>
          </table:table-cell>
          <table:table-cell table:formula="of:=[.G113]^3/[.S113]" office:value-type="float" office:value="1603.91651452282" calcext:value-type="float">
            <text:p>1603.92</text:p>
          </table:table-cell>
          <table:table-cell/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13]/[.G113]" office:value-type="float" office:value="1.13145539906103" calcext:value-type="float">
            <text:p>1.13</text:p>
          </table:table-cell>
          <table:table-cell table:formula="of:=[.W113]/[.D113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14]-[.G114])/[.G114]/[.G114]" office:value-type="float" office:value="0.150367565159278" calcext:value-type="float">
            <text:p>0.15</text:p>
          </table:table-cell>
          <table:table-cell table:formula="of:=[.E114]-[.G114]" office:value-type="float" office:value="27" calcext:value-type="float">
            <text:p>27.00</text:p>
          </table:table-cell>
          <table:table-cell table:formula="of:=[.G114]^3/[.S114]" office:value-type="float" office:value="89.114962962963" calcext:value-type="float">
            <text:p>89.11</text:p>
          </table:table-cell>
          <table:table-cell/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14]/[.G114]" office:value-type="float" office:value="2.01492537313433" calcext:value-type="float">
            <text:p>2.01</text:p>
          </table:table-cell>
          <table:table-cell table:formula="of:=[.W114]/[.D114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15]-[.G115])/[.G115]/[.G115]" office:value-type="float" office:value="0.178949525305649" calcext:value-type="float">
            <text:p>0.18</text:p>
          </table:table-cell>
          <table:table-cell table:formula="of:=[.E115]-[.G115]" office:value-type="float" office:value="26.2" calcext:value-type="float">
            <text:p>26.20</text:p>
          </table:table-cell>
          <table:table-cell table:formula="of:=[.G115]^3/[.S115]" office:value-type="float" office:value="67.6168320610687" calcext:value-type="float">
            <text:p>67.62</text:p>
          </table:table-cell>
          <table:table-cell/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15]/[.G115]" office:value-type="float" office:value="2.16528925619835" calcext:value-type="float">
            <text:p>2.17</text:p>
          </table:table-cell>
          <table:table-cell table:formula="of:=[.W115]/[.D115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16]-[.G116])/[.G116]/[.G116]" office:value-type="float" office:value="1.6595041322314" calcext:value-type="float">
            <text:p>1.66</text:p>
          </table:table-cell>
          <table:table-cell table:formula="of:=[.E116]-[.G116]" office:value-type="float" office:value="50.2" calcext:value-type="float">
            <text:p>50.20</text:p>
          </table:table-cell>
          <table:table-cell table:formula="of:=[.G116]^3/[.S116]" office:value-type="float" office:value="3.31424302788845" calcext:value-type="float">
            <text:p>3.31</text:p>
          </table:table-cell>
          <table:table-cell/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16]/[.G116]" office:value-type="float" office:value="9.12727272727273" calcext:value-type="float">
            <text:p>9.13</text:p>
          </table:table-cell>
          <table:table-cell table:formula="of:=[.W116]/[.D116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17]-[.G117])/[.G117]/[.G117]" office:value-type="float" office:value="0.615286011857074" calcext:value-type="float">
            <text:p>0.62</text:p>
          </table:table-cell>
          <table:table-cell table:formula="of:=[.E117]-[.G117]" office:value-type="float" office:value="38.4" calcext:value-type="float">
            <text:p>38.40</text:p>
          </table:table-cell>
          <table:table-cell table:formula="of:=[.G117]^3/[.S117]" office:value-type="float" office:value="12.8395572916667" calcext:value-type="float">
            <text:p>12.84</text:p>
          </table:table-cell>
          <table:table-cell/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17]/[.G117]" office:value-type="float" office:value="4.86075949367089" calcext:value-type="float">
            <text:p>4.86</text:p>
          </table:table-cell>
          <table:table-cell table:formula="of:=[.W117]/[.D117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 table:number-columns-repeated="998"/>
        </table:table-row>
        <table:table-row table:style-name="ro1">
          <table:table-cell table:style-name="ce59" office:value-type="date" office:date-value="2022-05-31" calcext:value-type="date">
            <text:p>05/31/22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61" calcext:value-type="float">
            <text:p>161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129.87" calcext:value-type="float">
            <text:p>129.87</text:p>
          </table:table-cell>
          <table:table-cell table:style-name="ce64" office:value-type="float" office:value="1.14" calcext:value-type="float">
            <text:p>1.14</text:p>
          </table:table-cell>
          <table:table-cell table:style-name="ce64" office:value-type="float" office:value="82.59" calcext:value-type="float">
            <text:p>82.59</text:p>
          </table:table-cell>
          <table:table-cell table:style-name="ce64" office:value-type="float" office:value="1.1" calcext:value-type="float">
            <text:p>1.1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64" office:value-type="string" calcext:value-type="string">
            <text:p>XZ</text:p>
          </table:table-cell>
          <table:table-cell table:style-name="ce64"/>
          <table:table-cell table:style-name="ce64" office:value-type="float" office:value="280" calcext:value-type="float">
            <text:p>280</text:p>
          </table:table-cell>
          <table:table-cell table:style-name="ce64" office:value-type="float" office:value="266" calcext:value-type="float">
            <text:p>266</text:p>
          </table:table-cell>
          <table:table-cell table:style-name="ce64" table:number-columns-repeated="2"/>
          <table:table-cell table:style-name="ce66" table:formula="of:=([.E118]-[.G118])/[.G118]/[.G118]" office:value-type="float" office:value="0.00693142511551752" calcext:value-type="float">
            <text:p>0.01</text:p>
          </table:table-cell>
          <table:table-cell table:style-name="ce66" table:formula="of:=[.E118]-[.G118]" office:value-type="float" office:value="47.28" calcext:value-type="float">
            <text:p>47.28</text:p>
          </table:table-cell>
          <table:table-cell table:style-name="ce66" table:formula="of:=[.G118]^3/[.S118]" office:value-type="float" office:value="11915.2986036168" calcext:value-type="float">
            <text:p>11915.30</text:p>
          </table:table-cell>
          <table:table-cell table:style-name="ce66"/>
          <table:table-cell table:style-name="ce64" office:value-type="float" office:value="0.14" calcext:value-type="float">
            <text:p>0.14</text:p>
          </table:table-cell>
          <table:table-cell table:style-name="ce64" office:value-type="float" office:value="0.86" calcext:value-type="float">
            <text:p>0.86</text:p>
          </table:table-cell>
          <table:table-cell table:style-name="ce66" table:formula="of:=[.S118]/[.G118]" office:value-type="float" office:value="0.572466400290592" calcext:value-type="float">
            <text:p>0.57</text:p>
          </table:table-cell>
          <table:table-cell table:style-name="ce64" table:formula="of:=[.W118]/[.D118]" office:value-type="float" office:value="0.0226315789473684" calcext:value-type="float">
            <text:p>0.0226315789473684</text:p>
          </table:table-cell>
          <table:table-cell table:style-name="ce19" office:value-type="float" office:value="0.0953121312079605" calcext:value-type="float">
            <text:p>0.0953121312079605</text:p>
          </table:table-cell>
          <table:table-cell table:style-name="ce64" office:value-type="float" office:value="5.25" calcext:value-type="float">
            <text:p>5.25</text:p>
          </table:table-cell>
          <table:table-cell table:style-name="ce64" table:number-columns-repeated="997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0.08" calcext:value-type="float">
            <text:p>60.08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15.26" calcext:value-type="float">
            <text:p>15.26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119]-[.G119])/[.G119]/[.G119]" office:value-type="float" office:value="0.192469884174527" calcext:value-type="float">
            <text:p>0.19</text:p>
          </table:table-cell>
          <table:table-cell table:formula="of:=[.E119]-[.G119]" office:value-type="float" office:value="44.82" calcext:value-type="float">
            <text:p>44.82</text:p>
          </table:table-cell>
          <table:table-cell table:formula="of:=[.G119]^3/[.S119]" office:value-type="float" office:value="79.2851311021865" calcext:value-type="float">
            <text:p>79.29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8" calcext:value-type="float">
            <text:p>2.8</text:p>
          </table:table-cell>
          <table:table-cell table:formula="of:=[.S119]/[.G119]" office:value-type="float" office:value="2.93709043250328" calcext:value-type="float">
            <text:p>2.94</text:p>
          </table:table-cell>
          <table:table-cell table:formula="of:=[.W119]/[.D119]" office:value-type="float" office:value="0.0736842105263158" calcext:value-type="float">
            <text:p>0.0736842105263158</text:p>
          </table:table-cell>
          <table:table-cell office:value-type="float" office:value="0.0502570104078004" calcext:value-type="float">
            <text:p>0.0502570104078004</text:p>
          </table:table-cell>
          <table:table-cell office:value-type="float" office:value="2.76" calcext:value-type="float">
            <text:p>2.76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11.99" calcext:value-type="float">
            <text:p>11.99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120]-[.G120])/[.G120]/[.G120]" office:value-type="float" office:value="0.377921273009688" calcext:value-type="float">
            <text:p>0.38</text:p>
          </table:table-cell>
          <table:table-cell table:formula="of:=[.E120]-[.G120]" office:value-type="float" office:value="54.33" calcext:value-type="float">
            <text:p>54.33</text:p>
          </table:table-cell>
          <table:table-cell table:formula="of:=[.G120]^3/[.S120]" office:value-type="float" office:value="31.7261844100865" calcext:value-type="float">
            <text:p>31.73</text:p>
          </table:table-cell>
          <table:table-cell office:value-type="float" office:value="0.17" calcext:value-type="float">
            <text:p>0.17</text:p>
          </table:table-cell>
          <table:table-cell table:style-name="Default" office:value-type="float" office:value="4.55" calcext:value-type="float">
            <text:p>4.55</text:p>
          </table:table-cell>
          <table:table-cell table:style-name="Default" office:value-type="float" office:value="1.85" calcext:value-type="float">
            <text:p>1.85</text:p>
          </table:table-cell>
          <table:table-cell table:formula="of:=[.S120]/[.G120]" office:value-type="float" office:value="4.53127606338615" calcext:value-type="float">
            <text:p>4.53</text:p>
          </table:table-cell>
          <table:table-cell table:formula="of:=[.W120]/[.D120]" office:value-type="float" office:value="0.04625" calcext:value-type="float">
            <text:p>0.04625</text:p>
          </table:table-cell>
          <table:table-cell office:value-type="float" office:value="0.474625396169553" calcext:value-type="float">
            <text:p>0.474625396169553</text:p>
          </table:table-cell>
          <table:table-cell office:value-type="float" office:value="3.83" calcext:value-type="float">
            <text:p>3.83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77.15" calcext:value-type="float">
            <text:p>77.15</text:p>
          </table:table-cell>
          <table:table-cell table:style-name="ce32" office:value-type="float" office:value="0.59" calcext:value-type="float">
            <text:p>0.59</text:p>
          </table:table-cell>
          <table:table-cell table:style-name="ce32" office:value-type="float" office:value="28.99" calcext:value-type="float">
            <text:p>28.99</text:p>
          </table:table-cell>
          <table:table-cell table:style-name="ce32" office:value-type="float" office:value="0.41" calcext:value-type="float">
            <text:p>0.41</text:p>
          </table:table-cell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121]-[.G121])/[.G121]/[.G121]" office:value-type="float" office:value="0.0573046741742612" calcext:value-type="float">
            <text:p>0.06</text:p>
          </table:table-cell>
          <table:table-cell table:formula="of:=[.E121]-[.G121]" office:value-type="float" office:value="48.16" calcext:value-type="float">
            <text:p>48.16</text:p>
          </table:table-cell>
          <table:table-cell table:formula="of:=[.G121]^3/[.S121]" office:value-type="float" office:value="505.892414846345" calcext:value-type="float">
            <text:p>505.8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1.32" calcext:value-type="float">
            <text:p>1.32</text:p>
          </table:table-cell>
          <table:table-cell table:formula="of:=[.S121]/[.G121]" office:value-type="float" office:value="1.66126250431183" calcext:value-type="float">
            <text:p>1.66</text:p>
          </table:table-cell>
          <table:table-cell table:formula="of:=[.W121]/[.D121]" office:value-type="float" office:value="0.033" calcext:value-type="float">
            <text:p>0.033</text:p>
          </table:table-cell>
          <table:table-cell office:value-type="float" office:value="0.498871828720476" calcext:value-type="float">
            <text:p>0.498871828720476</text:p>
          </table:table-cell>
          <table:table-cell office:value-type="float" office:value="4.9" calcext:value-type="float">
            <text:p>4.9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71" calcext:value-type="float">
            <text:p>1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4.76" calcext:value-type="float">
            <text:p>184.76</text:p>
          </table:table-cell>
          <table:table-cell table:style-name="ce32" office:value-type="float" office:value="0.79" calcext:value-type="float">
            <text:p>0.79</text:p>
          </table:table-cell>
          <table:table-cell table:style-name="ce32" office:value-type="float" office:value="37.01" calcext:value-type="float">
            <text:p>37.01</text:p>
          </table:table-cell>
          <table:table-cell table:style-name="ce32" office:value-type="float" office:value="0.82" calcext:value-type="float">
            <text:p>0.82</text:p>
          </table:table-cell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122]-[.G122])/[.G122]/[.G122]" office:value-type="float" office:value="0.107867178598334" calcext:value-type="float">
            <text:p>0.11</text:p>
          </table:table-cell>
          <table:table-cell table:formula="of:=[.E122]-[.G122]" office:value-type="float" office:value="147.75" calcext:value-type="float">
            <text:p>147.75</text:p>
          </table:table-cell>
          <table:table-cell table:formula="of:=[.G122]^3/[.S122]" office:value-type="float" office:value="343.107147891709" calcext:value-type="float">
            <text:p>343.11</text:p>
          </table:table-cell>
          <table:table-cell office:value-type="float" office:value="0.56" calcext:value-type="float">
            <text:p>0.56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8.57" calcext:value-type="float">
            <text:p>18.57</text:p>
          </table:table-cell>
          <table:table-cell table:formula="of:=[.S122]/[.G122]" office:value-type="float" office:value="3.99216427992434" calcext:value-type="float">
            <text:p>3.99</text:p>
          </table:table-cell>
          <table:table-cell table:formula="of:=[.W122]/[.D122]" office:value-type="float" office:value="0.46425" calcext:value-type="float">
            <text:p>0.46425</text:p>
          </table:table-cell>
          <table:table-cell office:value-type="float" office:value="0.113972636785959" calcext:value-type="float">
            <text:p>0.113972636785959</text:p>
          </table:table-cell>
          <table:table-cell office:value-type="float" office:value="7.73" calcext:value-type="float">
            <text:p>7.73</text:p>
          </table:table-cell>
          <table:table-cell table:number-columns-repeated="997"/>
        </table:table-row>
        <table:table-row table:style-name="ro1">
          <table:table-cell table:style-name="ce59" office:value-type="date" office:date-value="2022-06-01" calcext:value-type="date">
            <text:p>06/01/22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172" calcext:value-type="float">
            <text:p>172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72.61023" calcext:value-type="float">
            <text:p>72.61023</text:p>
          </table:table-cell>
          <table:table-cell table:style-name="ce62"/>
          <table:table-cell table:style-name="ce62" office:value-type="float" office:value="36.29373" calcext:value-type="float">
            <text:p>36.29373</text:p>
          </table:table-cell>
          <table:table-cell table:style-name="ce62"/>
          <table:table-cell table:style-name="ce64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4" office:value-type="string" calcext:value-type="string">
            <text:p>XZ</text:p>
          </table:table-cell>
          <table:table-cell table:style-name="ce62"/>
          <table:table-cell table:style-name="ce64" office:value-type="float" office:value="163" calcext:value-type="float">
            <text:p>163</text:p>
          </table:table-cell>
          <table:table-cell table:style-name="ce64" office:value-type="float" office:value="170" calcext:value-type="float">
            <text:p>170</text:p>
          </table:table-cell>
          <table:table-cell table:style-name="ce64" table:number-columns-repeated="2"/>
          <table:table-cell table:style-name="ce66" table:formula="of:=([.E123]-[.G123])/[.G123]/[.G123]" office:value-type="float" office:value="0.0275702547270038" calcext:value-type="float">
            <text:p>0.03</text:p>
          </table:table-cell>
          <table:table-cell table:style-name="ce66" table:formula="of:=[.E123]-[.G123]" office:value-type="float" office:value="36.3165" calcext:value-type="float">
            <text:p>36.32</text:p>
          </table:table-cell>
          <table:table-cell table:style-name="ce66" table:formula="of:=[.G123]^3/[.S123]" office:value-type="float" office:value="1316.40894722862" calcext:value-type="float">
            <text:p>1316.41</text:p>
          </table:table-cell>
          <table:table-cell table:style-name="ce66" office:value-type="float" office:value="0" calcext:value-type="float">
            <text:p>0.00</text:p>
          </table:table-cell>
          <table:table-cell table:style-name="ce64" office:value-type="float" office:value="1.18" calcext:value-type="float">
            <text:p>1.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6" table:formula="of:=[.S123]/[.G123]" office:value-type="float" office:value="1.0006273810931" calcext:value-type="float">
            <text:p>1.00</text:p>
          </table:table-cell>
          <table:table-cell table:style-name="ce64" table:formula="of:=[.W123]/[.D123]" office:value-type="float" office:value="0.00111111111111111" calcext:value-type="float">
            <text:p>0.00111111111111111</text:p>
          </table:table-cell>
          <table:table-cell table:style-name="ce20" office:value-type="float" office:value="0.0920478875882561" calcext:value-type="float">
            <text:p>0.0920478875882561</text:p>
          </table:table-cell>
          <table:table-cell table:style-name="ce64" office:value-type="float" office:value="1.92" calcext:value-type="float">
            <text:p>1.92</text:p>
          </table:table-cell>
          <table:table-cell table:style-name="ce64" table:number-columns-repeated="997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3" calcext:value-type="float">
            <text:p>1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3.68307" calcext:value-type="float">
            <text:p>63.68307</text:p>
          </table:table-cell>
          <table:table-cell table:style-name="ce32"/>
          <table:table-cell table:style-name="ce32" office:value-type="float" office:value="13.9128" calcext:value-type="float">
            <text:p>13.9128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24]-[.G124])/[.G124]/[.G124]" office:value-type="float" office:value="0.257122991706434" calcext:value-type="float">
            <text:p>0.26</text:p>
          </table:table-cell>
          <table:table-cell table:formula="of:=[.E124]-[.G124]" office:value-type="float" office:value="49.77027" calcext:value-type="float">
            <text:p>49.77</text:p>
          </table:table-cell>
          <table:table-cell table:formula="of:=[.G124]^3/[.S124]" office:value-type="float" office:value="54.1095135353928" calcext:value-type="float">
            <text:p>54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24]/[.G124]" office:value-type="float" office:value="3.57730075901328" calcext:value-type="float">
            <text:p>3.58</text:p>
          </table:table-cell>
          <table:table-cell table:formula="of:=[.W124]/[.D124]" office:value-type="float" office:value="0.00722222222222222" calcext:value-type="float">
            <text:p>0.00722222222222222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2.55" calcext:value-type="float">
            <text:p>2.55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74" calcext:value-type="float">
            <text:p>1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24089" calcext:value-type="float">
            <text:p>43.24089</text:p>
          </table:table-cell>
          <table:table-cell table:style-name="ce32"/>
          <table:table-cell table:style-name="ce32" office:value-type="float" office:value="12.4839" calcext:value-type="float">
            <text:p>12.4839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25]-[.G125])/[.G125]/[.G125]" office:value-type="float" office:value="0.197352789388238" calcext:value-type="float">
            <text:p>0.20</text:p>
          </table:table-cell>
          <table:table-cell table:formula="of:=[.E125]-[.G125]" office:value-type="float" office:value="30.75699" calcext:value-type="float">
            <text:p>30.76</text:p>
          </table:table-cell>
          <table:table-cell table:formula="of:=[.G125]^3/[.S125]" office:value-type="float" office:value="63.2567699635666" calcext:value-type="float">
            <text:p>63.26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0</text:p>
          </table:table-cell>
          <table:table-cell office:value-type="float" office:value="0.56" calcext:value-type="float">
            <text:p>0.56</text:p>
          </table:table-cell>
          <table:table-cell table:formula="of:=[.S125]/[.G125]" office:value-type="float" office:value="2.46373248744383" calcext:value-type="float">
            <text:p>2.46</text:p>
          </table:table-cell>
          <table:table-cell table:formula="of:=[.W125]/[.D125]" office:value-type="float" office:value="0.016969696969697" calcext:value-type="float">
            <text:p>0.016969696969697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2.49" calcext:value-type="float">
            <text:p>2.49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75" calcext:value-type="float">
            <text:p>17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57155" calcext:value-type="float">
            <text:p>43.57155</text:p>
          </table:table-cell>
          <table:table-cell table:style-name="ce32"/>
          <table:table-cell table:style-name="ce32" office:value-type="float" office:value="12.26544" calcext:value-type="float">
            <text:p>12.26544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6]-[.G126])/[.G126]/[.G126]" office:value-type="float" office:value="0.208095573496409" calcext:value-type="float">
            <text:p>0.21</text:p>
          </table:table-cell>
          <table:table-cell table:formula="of:=[.E126]-[.G126]" office:value-type="float" office:value="31.30611" calcext:value-type="float">
            <text:p>31.31</text:p>
          </table:table-cell>
          <table:table-cell table:formula="of:=[.G126]^3/[.S126]" office:value-type="float" office:value="58.9413786844037" calcext:value-type="float">
            <text:p>58.94</text:p>
          </table:table-cell>
          <table:table-cell office:value-type="float" office:value="0.29" calcext:value-type="float">
            <text:p>0.29</text:p>
          </table:table-cell>
          <table:table-cell table:style-name="Default" office:value-type="float" office:value="4.04" calcext:value-type="float">
            <text:p>4.04</text:p>
          </table:table-cell>
          <table:table-cell table:style-name="Default" office:value-type="float" office:value="0.48" calcext:value-type="float">
            <text:p>0.48</text:p>
          </table:table-cell>
          <table:table-cell table:formula="of:=[.S126]/[.G126]" office:value-type="float" office:value="2.55238377098579" calcext:value-type="float">
            <text:p>2.55</text:p>
          </table:table-cell>
          <table:table-cell table:formula="of:=[.W126]/[.D126]" office:value-type="float" office:value="0.0145454545454545" calcext:value-type="float">
            <text:p>0.0145454545454545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1.05" calcext:value-type="float">
            <text:p>1.05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6" calcext:value-type="float">
            <text:p>1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0.70868" calcext:value-type="float">
            <text:p>160.70868</text:p>
          </table:table-cell>
          <table:table-cell table:style-name="ce32"/>
          <table:table-cell table:style-name="ce32" office:value-type="float" office:value="22.46574" calcext:value-type="float">
            <text:p>22.46574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27]-[.G127])/[.G127]/[.G127]" office:value-type="float" office:value="0.273905974012158" calcext:value-type="float">
            <text:p>0.27</text:p>
          </table:table-cell>
          <table:table-cell table:formula="of:=[.E127]-[.G127]" office:value-type="float" office:value="138.24294" calcext:value-type="float">
            <text:p>138.24</text:p>
          </table:table-cell>
          <table:table-cell table:formula="of:=[.G127]^3/[.S127]" office:value-type="float" office:value="82.0198978172079" calcext:value-type="float">
            <text:p>82.02</text:p>
          </table:table-cell>
          <table:table-cell office:value-type="float" office:value="0.21" calcext:value-type="float">
            <text:p>0.21</text:p>
          </table:table-cell>
          <table:table-cell office:value-type="float" office:value="1.71" calcext:value-type="float">
            <text:p>1.71</text:p>
          </table:table-cell>
          <table:table-cell office:value-type="float" office:value="4.85" calcext:value-type="float">
            <text:p>4.85</text:p>
          </table:table-cell>
          <table:table-cell table:formula="of:=[.S127]/[.G127]" office:value-type="float" office:value="6.1535003966039" calcext:value-type="float">
            <text:p>6.15</text:p>
          </table:table-cell>
          <table:table-cell table:formula="of:=[.W127]/[.D127]" office:value-type="float" office:value="0.146969696969697" calcext:value-type="float">
            <text:p>0.146969696969697</text:p>
          </table:table-cell>
          <table:table-cell office:value-type="float" office:value="0.258954735622816" calcext:value-type="float">
            <text:p>0.258954735622816</text:p>
          </table:table-cell>
          <table:table-cell office:value-type="float" office:value="3.14" calcext:value-type="float">
            <text:p>3.14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177" calcext:value-type="float">
            <text:p>17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9.28442" calcext:value-type="float">
            <text:p>139.28442</text:p>
          </table:table-cell>
          <table:table-cell table:style-name="ce32"/>
          <table:table-cell table:style-name="ce32" office:value-type="float" office:value="16.55247" calcext:value-type="float">
            <text:p>16.55247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28]-[.G128])/[.G128]/[.G128]" office:value-type="float" office:value="0.447952552496789" calcext:value-type="float">
            <text:p>0.45</text:p>
          </table:table-cell>
          <table:table-cell table:formula="of:=[.E128]-[.G128]" office:value-type="float" office:value="122.73195" calcext:value-type="float">
            <text:p>122.73</text:p>
          </table:table-cell>
          <table:table-cell table:formula="of:=[.G128]^3/[.S128]" office:value-type="float" office:value="36.9513911858302" calcext:value-type="float">
            <text:p>36.95</text:p>
          </table:table-cell>
          <table:table-cell office:value-type="float" office:value="0.16" calcext:value-type="float">
            <text:p>0.16</text:p>
          </table:table-cell>
          <table:table-cell table:style-name="Default" office:value-type="float" office:value="4.02" calcext:value-type="float">
            <text:p>4.02</text:p>
          </table:table-cell>
          <table:table-cell table:style-name="Default" office:value-type="float" office:value="4.39" calcext:value-type="float">
            <text:p>4.39</text:p>
          </table:table-cell>
          <table:table-cell table:formula="of:=[.S128]/[.G128]" office:value-type="float" office:value="7.41472118662653" calcext:value-type="float">
            <text:p>7.41</text:p>
          </table:table-cell>
          <table:table-cell table:formula="of:=[.W128]/[.D128]" office:value-type="float" office:value="0.133030303030303" calcext:value-type="float">
            <text:p>0.133030303030303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78" calcext:value-type="float">
            <text:p>4.78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178" calcext:value-type="float">
            <text:p>178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29]-[.G129])/[.G129]/[.G129]" office:value-type="float" office:value="0.232206764977399" calcext:value-type="float">
            <text:p>0.23</text:p>
          </table:table-cell>
          <table:table-cell table:formula="of:=[.E129]-[.G129]" office:value-type="float" office:value="42.27399" calcext:value-type="float">
            <text:p>42.27</text:p>
          </table:table-cell>
          <table:table-cell table:formula="of:=[.G129]^3/[.S129]" office:value-type="float" office:value="58.1064466460022" calcext:value-type="float">
            <text:p>58.11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6.93" calcext:value-type="float">
            <text:p>6.93</text:p>
          </table:table-cell>
          <table:table-cell table:style-name="Default" office:value-type="float" office:value="0.52" calcext:value-type="float">
            <text:p>0.52</text:p>
          </table:table-cell>
          <table:table-cell table:formula="of:=[.S129]/[.G129]" office:value-type="float" office:value="3.1330985398782" calcext:value-type="float">
            <text:p>3.13</text:p>
          </table:table-cell>
          <table:table-cell table:formula="of:=[.W129]/[.D129]" office:value-type="float" office:value="0.0157575757575758" calcext:value-type="float">
            <text:p>0.0157575757575758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2.95" calcext:value-type="float">
            <text:p>2.95</text:p>
          </table:table-cell>
          <table:table-cell table:number-columns-repeated="997"/>
        </table:table-row>
        <table:table-row table:style-name="ro1">
          <table:table-cell table:style-name="ce59" office:value-type="date" office:date-value="2022-06-01" calcext:value-type="date">
            <text:p>06/01/22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179" calcext:value-type="float">
            <text:p>179</text:p>
          </table:table-cell>
          <table:table-cell table:style-name="ce62" office:value-type="float" office:value="33" calcext:value-type="float">
            <text:p>33</text:p>
          </table:table-cell>
          <table:table-cell table:style-name="ce64" office:value-type="float" office:value="117.14373" calcext:value-type="float">
            <text:p>117.14373</text:p>
          </table:table-cell>
          <table:table-cell table:style-name="ce64"/>
          <table:table-cell table:style-name="ce64" office:value-type="float" office:value="8.23416" calcext:value-type="float">
            <text:p>8.23416</text:p>
          </table:table-cell>
          <table:table-cell table:style-name="ce64"/>
          <table:table-cell table:style-name="ce64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4"/>
          <table:table-cell table:style-name="ce64" office:value-type="string" calcext:value-type="string">
            <text:p>XZ</text:p>
          </table:table-cell>
          <table:table-cell table:style-name="ce64"/>
          <table:table-cell table:style-name="ce64" office:value-type="float" office:value="299.5" calcext:value-type="float">
            <text:p>299.5</text:p>
          </table:table-cell>
          <table:table-cell table:style-name="ce64" office:value-type="float" office:value="236.5" calcext:value-type="float">
            <text:p>236.5</text:p>
          </table:table-cell>
          <table:table-cell table:style-name="ce64" table:number-columns-repeated="2"/>
          <table:table-cell table:style-name="ce66" table:formula="of:=([.E130]-[.G130])/[.G130]/[.G130]" office:value-type="float" office:value="1.60630288767431" calcext:value-type="float">
            <text:p>1.61</text:p>
          </table:table-cell>
          <table:table-cell table:style-name="ce66" table:formula="of:=[.E130]-[.G130]" office:value-type="float" office:value="108.90957" calcext:value-type="float">
            <text:p>108.91</text:p>
          </table:table-cell>
          <table:table-cell table:style-name="ce66" table:formula="of:=[.G130]^3/[.S130]" office:value-type="float" office:value="5.12615650708432" calcext:value-type="float">
            <text:p>5.13</text:p>
          </table:table-cell>
          <table:table-cell table:style-name="ce66" table:number-columns-repeated="3"/>
          <table:table-cell table:style-name="ce66" table:formula="of:=[.S130]/[.G130]" office:value-type="float" office:value="13.2265549855723" calcext:value-type="float">
            <text:p>13.23</text:p>
          </table:table-cell>
          <table:table-cell table:style-name="ce64"/>
          <table:table-cell table:style-name="ce21" office:value-type="float" office:value="0.288401993904733" calcext:value-type="float">
            <text:p>0.288401993904733</text:p>
          </table:table-cell>
          <table:table-cell table:style-name="ce64" office:value-type="float" office:value="5.14" calcext:value-type="float">
            <text:p>5.14</text:p>
          </table:table-cell>
          <table:table-cell table:style-name="ce64" table:number-columns-repeated="997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181" calcext:value-type="float">
            <text:p>181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31]-[.G131])/[.G131]/[.G131]" office:value-type="float" office:value="0.2100639987081" calcext:value-type="float">
            <text:p>0.21</text:p>
          </table:table-cell>
          <table:table-cell table:formula="of:=[.E131]-[.G131]" office:value-type="float" office:value="28.33941" calcext:value-type="float">
            <text:p>28.34</text:p>
          </table:table-cell>
          <table:table-cell table:formula="of:=[.G131]^3/[.S131]" office:value-type="float" office:value="55.292720653861" calcext:value-type="float">
            <text:p>55.29</text:p>
          </table:table-cell>
          <table:table-cell office:value-type="float" office:value="0.03" calcext:value-type="float">
            <text:p>0.03</text:p>
          </table:table-cell>
          <table:table-cell table:style-name="Default" office:value-type="float" office:value="6.38" calcext:value-type="float">
            <text:p>6.38</text:p>
          </table:table-cell>
          <table:table-cell table:style-name="Default" office:value-type="float" office:value="0.25" calcext:value-type="float">
            <text:p>0.25</text:p>
          </table:table-cell>
          <table:table-cell table:formula="of:=[.S131]/[.G131]" office:value-type="float" office:value="2.43989544563457" calcext:value-type="float">
            <text:p>2.44</text:p>
          </table:table-cell>
          <table:table-cell table:formula="of:=[.W131]/[.D131]" office:value-type="float" office:value="0.00757575757575758" calcext:value-type="float">
            <text:p>0.00757575757575758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1.95" calcext:value-type="float">
            <text:p>1.95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E132]-[.G132])/[.G132]/[.G132]" office:value-type="float" office:value="0.0952696951498591" calcext:value-type="float">
            <text:p>0.10</text:p>
          </table:table-cell>
          <table:table-cell table:formula="of:=[.E132]-[.G132]" office:value-type="float" office:value="116.51046" calcext:value-type="float">
            <text:p>116.51</text:p>
          </table:table-cell>
          <table:table-cell table:formula="of:=[.G132]^3/[.S132]" office:value-type="float" office:value="367.071186120529" calcext:value-type="float">
            <text:p>367.07</text:p>
          </table:table-cell>
          <table:table-cell office:value-type="float" office:value="0.15" calcext:value-type="float">
            <text:p>0.15</text:p>
          </table:table-cell>
          <table:table-cell office:value-type="float" office:value="1.17" calcext:value-type="float">
            <text:p>1.17</text:p>
          </table:table-cell>
          <table:table-cell office:value-type="float" office:value="2.46" calcext:value-type="float">
            <text:p>2.46</text:p>
          </table:table-cell>
          <table:table-cell table:formula="of:=[.S132]/[.G132]" office:value-type="float" office:value="3.33165364435889" calcext:value-type="float">
            <text:p>3.33</text:p>
          </table:table-cell>
          <table:table-cell table:formula="of:=[.W132]/[.D132]" office:value-type="float" office:value="0.0946153846153846" calcext:value-type="float">
            <text:p>0.0946153846153846</text:p>
          </table:table-cell>
          <table:table-cell office:value-type="float" office:value="0.249287050703638" calcext:value-type="float">
            <text:p>0.249287050703638</text:p>
          </table:table-cell>
          <table:table-cell office:value-type="float" office:value="6.17" calcext:value-type="float">
            <text:p>6.17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E133]-[.G133])/[.G133]/[.G133]" office:value-type="float" office:value="0.214570064867027" calcext:value-type="float">
            <text:p>0.21</text:p>
          </table:table-cell>
          <table:table-cell table:formula="of:=[.E133]-[.G133]" office:value-type="float" office:value="41.53347" calcext:value-type="float">
            <text:p>41.53</text:p>
          </table:table-cell>
          <table:table-cell table:formula="of:=[.G133]^3/[.S133]" office:value-type="float" office:value="64.8403588292804" calcext:value-type="float">
            <text:p>64.84</text:p>
          </table:table-cell>
          <table:table-cell office:value-type="float" office:value="0.08" calcext:value-type="float">
            <text:p>0.08</text:p>
          </table:table-cell>
          <table:table-cell office:value-type="float" office:value="4.06" calcext:value-type="float">
            <text:p>4.06</text:p>
          </table:table-cell>
          <table:table-cell office:value-type="float" office:value="1.15" calcext:value-type="float">
            <text:p>1.15</text:p>
          </table:table-cell>
          <table:table-cell table:formula="of:=[.S133]/[.G133]" office:value-type="float" office:value="2.98527039848197" calcext:value-type="float">
            <text:p>2.99</text:p>
          </table:table-cell>
          <table:table-cell table:formula="of:=[.W133]/[.D133]" office:value-type="float" office:value="0.0442307692307692" calcext:value-type="float">
            <text:p>0.0442307692307692</text:p>
          </table:table-cell>
          <table:table-cell office:value-type="float" office:value="0.0769191304639518" calcext:value-type="float">
            <text:p>0.0769191304639518</text:p>
          </table:table-cell>
          <table:table-cell office:value-type="float" office:value="2.59" calcext:value-type="float">
            <text:p>2.59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33"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E134]-[.G134])/[.G134]/[.G134]" office:value-type="float" office:value="0.0783544724690127" calcext:value-type="float">
            <text:p>0.08</text:p>
          </table:table-cell>
          <table:table-cell table:formula="of:=[.E134]-[.G134]" office:value-type="float" office:value="35.99343" calcext:value-type="float">
            <text:p>35.99</text:p>
          </table:table-cell>
          <table:table-cell table:formula="of:=[.G134]^3/[.S134]" office:value-type="float" office:value="273.536906377312" calcext:value-type="float">
            <text:p>273.54</text:p>
          </table:table-cell>
          <table:table-cell office:value-type="float" office:value="0.03" calcext:value-type="float">
            <text:p>0.03</text:p>
          </table:table-cell>
          <table:table-cell office:value-type="float" office:value="1.99" calcext:value-type="float">
            <text:p>1.99</text:p>
          </table:table-cell>
          <table:table-cell office:value-type="float" office:value="0.69" calcext:value-type="float">
            <text:p>0.69</text:p>
          </table:table-cell>
          <table:table-cell table:formula="of:=[.S134]/[.G134]" office:value-type="float" office:value="1.67935887171276" calcext:value-type="float">
            <text:p>1.68</text:p>
          </table:table-cell>
          <table:table-cell table:formula="of:=[.W134]/[.D134]" office:value-type="float" office:value="0.0265384615384615" calcext:value-type="float">
            <text:p>0.0265384615384615</text:p>
          </table:table-cell>
          <table:table-cell office:value-type="float" office:value="0.319037360347755" calcext:value-type="float">
            <text:p>0.319037360347755</text:p>
          </table:table-cell>
          <table:table-cell office:value-type="float" office:value="3.51" calcext:value-type="float">
            <text:p>3.51</text:p>
          </table:table-cell>
          <table:table-cell table:number-columns-repeated="997"/>
        </table:table-row>
        <table:table-row table:style-name="ro1">
          <table:table-cell table:style-name="ce59" office:value-type="date" office:date-value="2022-06-02" calcext:value-type="date">
            <text:p>06/02/2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85" calcext:value-type="float">
            <text:p>18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78.85449" calcext:value-type="float">
            <text:p>78.85449</text:p>
          </table:table-cell>
          <table:table-cell table:style-name="ce64"/>
          <table:table-cell table:style-name="ce64" office:value-type="float" office:value="66.66495" calcext:value-type="float">
            <text:p>66.66495</text:p>
          </table:table-cell>
          <table:table-cell table:style-name="ce64"/>
          <table:table-cell table:style-name="ce64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4"/>
          <table:table-cell table:style-name="ce64" office:value-type="string" calcext:value-type="string">
            <text:p>XZ</text:p>
          </table:table-cell>
          <table:table-cell table:style-name="ce64"/>
          <table:table-cell table:style-name="ce64" office:value-type="float" office:value="176.5" calcext:value-type="float">
            <text:p>176.5</text:p>
          </table:table-cell>
          <table:table-cell table:style-name="ce64" office:value-type="float" office:value="149.5" calcext:value-type="float">
            <text:p>149.5</text:p>
          </table:table-cell>
          <table:table-cell table:style-name="ce64" table:number-columns-repeated="2"/>
          <table:table-cell table:style-name="ce66" table:formula="of:=([.E135]-[.G135])/[.G135]/[.G135]" office:value-type="float" office:value="0.00274278775175057" calcext:value-type="float">
            <text:p>0.00</text:p>
          </table:table-cell>
          <table:table-cell table:style-name="ce66" table:formula="of:=[.E135]-[.G135]" office:value-type="float" office:value="12.18954" calcext:value-type="float">
            <text:p>12.19</text:p>
          </table:table-cell>
          <table:table-cell table:style-name="ce66" table:formula="of:=[.G135]^3/[.S135]" office:value-type="float" office:value="24305.5445896065" calcext:value-type="float">
            <text:p>24305.54</text:p>
          </table:table-cell>
          <table:table-cell table:style-name="ce66" office:value-type="float" office:value="0" calcext:value-type="float">
            <text:p>0.00</text:p>
          </table:table-cell>
          <table:table-cell table:style-name="ce66" office:value-type="float" office:value="0.91" calcext:value-type="float">
            <text:p>0.91</text:p>
          </table:table-cell>
          <table:table-cell table:style-name="ce66" office:value-type="float" office:value="0.14" calcext:value-type="float">
            <text:p>0.14</text:p>
          </table:table-cell>
          <table:table-cell table:style-name="ce66" table:formula="of:=[.S135]/[.G135]" office:value-type="float" office:value="0.182847808331064" calcext:value-type="float">
            <text:p>0.18</text:p>
          </table:table-cell>
          <table:table-cell table:style-name="ce64" table:formula="of:=[.W135]/[.D135]" office:value-type="float" office:value="0.00538461538461539" calcext:value-type="float">
            <text:p>0.00538461538461539</text:p>
          </table:table-cell>
          <table:table-cell table:style-name="ce22" office:value-type="float" office:value="0.233609073092289" calcext:value-type="float">
            <text:p>0.233609073092289</text:p>
          </table:table-cell>
          <table:table-cell table:style-name="ce64" office:value-type="float" office:value="6.08" calcext:value-type="float">
            <text:p>6.08</text:p>
          </table:table-cell>
          <table:table-cell table:style-name="ce64" table:number-columns-repeated="997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33"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E136]-[.G136])/[.G136]/[.G136]" office:value-type="float" office:value="0.668711723720473" calcext:value-type="float">
            <text:p>0.67</text:p>
          </table:table-cell>
          <table:table-cell table:formula="of:=[.E136]-[.G136]" office:value-type="float" office:value="61.65852" calcext:value-type="float">
            <text:p>61.66</text:p>
          </table:table-cell>
          <table:table-cell table:formula="of:=[.G136]^3/[.S136]" office:value-type="float" office:value="14.3594611241089" calcext:value-type="float">
            <text:p>14.36</text:p>
          </table:table-cell>
          <table:table-cell office:value-type="float" office:value="0.05" calcext:value-type="float">
            <text:p>0.05</text:p>
          </table:table-cell>
          <table:table-cell office:value-type="float" office:value="9.33" calcext:value-type="float">
            <text:p>9.33</text:p>
          </table:table-cell>
          <table:table-cell office:value-type="float" office:value="3.91" calcext:value-type="float">
            <text:p>3.91</text:p>
          </table:table-cell>
          <table:table-cell table:formula="of:=[.S136]/[.G136]" office:value-type="float" office:value="6.42119733315005" calcext:value-type="float">
            <text:p>6.42</text:p>
          </table:table-cell>
          <table:table-cell table:formula="of:=[.W136]/[.D136]" office:value-type="float" office:value="0.115" calcext:value-type="float">
            <text:p>0.115</text:p>
          </table:table-cell>
          <table:table-cell office:value-type="float" office:value="0.231198540834628" calcext:value-type="float">
            <text:p>0.231198540834628</text:p>
          </table:table-cell>
          <table:table-cell office:value-type="float" office:value="4.18" calcext:value-type="float">
            <text:p>4.18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33"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E137]-[.G137])/[.G137]/[.G137]" office:value-type="float" office:value="0.819094654660818" calcext:value-type="float">
            <text:p>0.82</text:p>
          </table:table-cell>
          <table:table-cell table:formula="of:=[.E137]-[.G137]" office:value-type="float" office:value="69.96231" calcext:value-type="float">
            <text:p>69.96</text:p>
          </table:table-cell>
          <table:table-cell table:formula="of:=[.G137]^3/[.S137]" office:value-type="float" office:value="11.28316483011" calcext:value-type="float">
            <text:p>11.28</text:p>
          </table:table-cell>
          <table:table-cell office:value-type="float" office:value="0.14" calcext:value-type="float">
            <text:p>0.14</text:p>
          </table:table-cell>
          <table:table-cell office:value-type="float" office:value="11.76" calcext:value-type="float">
            <text:p>11.76</text:p>
          </table:table-cell>
          <table:table-cell office:value-type="float" office:value="8.29" calcext:value-type="float">
            <text:p>8.29</text:p>
          </table:table-cell>
          <table:table-cell table:formula="of:=[.S137]/[.G137]" office:value-type="float" office:value="7.57005641648218" calcext:value-type="float">
            <text:p>7.57</text:p>
          </table:table-cell>
          <table:table-cell table:formula="of:=[.W137]/[.D137]" office:value-type="float" office:value="0.243823529411765" calcext:value-type="float">
            <text:p>0.243823529411765</text:p>
          </table:table-cell>
          <table:table-cell office:value-type="float" office:value="0.595506946611812" calcext:value-type="float">
            <text:p>0.595506946611812</text:p>
          </table:table-cell>
          <table:table-cell office:value-type="float" office:value="4.59" calcext:value-type="float">
            <text:p>4.59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33"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138]-[.G138])/[.G138]/[.G138]" office:value-type="float" office:value="0.187797302040233" calcext:value-type="float">
            <text:p>0.19</text:p>
          </table:table-cell>
          <table:table-cell table:formula="of:=[.E138]-[.G138]" office:value-type="float" office:value="37.93911" calcext:value-type="float">
            <text:p>37.94</text:p>
          </table:table-cell>
          <table:table-cell table:formula="of:=[.G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5.75" calcext:value-type="float">
            <text:p>5.75</text:p>
          </table:table-cell>
          <table:table-cell office:value-type="float" office:value="0.59" calcext:value-type="float">
            <text:p>0.59</text:p>
          </table:table-cell>
          <table:table-cell table:formula="of:=[.S138]/[.G138]" office:value-type="float" office:value="2.66924380673771" calcext:value-type="float">
            <text:p>2.67</text:p>
          </table:table-cell>
          <table:table-cell table:formula="of:=[.W138]/[.D138]" office:value-type="float" office:value="0.0173529411764706" calcext:value-type="float">
            <text:p>0.0173529411764706</text:p>
          </table:table-cell>
          <table:table-cell office:value-type="float" office:value="0.743472680158678" calcext:value-type="float">
            <text:p>0.743472680158678</text:p>
          </table:table-cell>
          <table:table-cell office:value-type="float" office:value="2.63" calcext:value-type="float">
            <text:p>2.63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33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E139]-[.G139])/[.G139]/[.G139]" office:value-type="float" office:value="0.31511499328373" calcext:value-type="float">
            <text:p>0.32</text:p>
          </table:table-cell>
          <table:table-cell table:formula="of:=[.E139]-[.G139]" office:value-type="float" office:value="60.99555" calcext:value-type="float">
            <text:p>61.00</text:p>
          </table:table-cell>
          <table:table-cell table:formula="of:=[.G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39]/[.G139]" office:value-type="float" office:value="4.38413187855787" calcext:value-type="float">
            <text:p>4.38</text:p>
          </table:table-cell>
          <table:table-cell table:formula="of:=[.W139]/[.D139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office:value-type="float" office:value="4.29" calcext:value-type="float">
            <text:p>4.29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E140]-[.G140])/[.G140]/[.G140]" office:value-type="float" office:value="0.451128031621157" calcext:value-type="float">
            <text:p>0.45</text:p>
          </table:table-cell>
          <table:table-cell table:formula="of:=[.E140]-[.G140]" office:value-type="float" office:value="50.79228" calcext:value-type="float">
            <text:p>50.79</text:p>
          </table:table-cell>
          <table:table-cell table:formula="of:=[.G140]^3/[.S140]" office:value-type="float" office:value="23.5206399430985" calcext:value-type="float">
            <text:p>23.52</text:p>
          </table:table-cell>
          <table:table-cell office:value-type="float" office:value="0.12" calcext:value-type="float">
            <text:p>0.12</text:p>
          </table:table-cell>
          <table:table-cell office:value-type="float" office:value="10.94" calcext:value-type="float">
            <text:p>10.94</text:p>
          </table:table-cell>
          <table:table-cell office:value-type="float" office:value="0.88" calcext:value-type="float">
            <text:p>0.88</text:p>
          </table:table-cell>
          <table:table-cell table:formula="of:=[.S140]/[.G140]" office:value-type="float" office:value="4.78683834048641" calcext:value-type="float">
            <text:p>4.79</text:p>
          </table:table-cell>
          <table:table-cell table:formula="of:=[.W140]/[.D140]" office:value-type="float" office:value="0.0338461538461538" calcext:value-type="float">
            <text:p>0.0338461538461538</text:p>
          </table:table-cell>
          <table:table-cell office:value-type="float" office:value="0.351071744106106" calcext:value-type="float">
            <text:p>0.351071744106106</text:p>
          </table:table-cell>
          <table:table-cell office:value-type="float" office:value="2.97" calcext:value-type="float">
            <text:p>2.97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E141]-[.G141])/[.G141]/[.G141]" office:value-type="float" office:value="0.0123971413086252" calcext:value-type="float">
            <text:p>0.01</text:p>
          </table:table-cell>
          <table:table-cell table:formula="of:=[.E141]-[.G141]" office:value-type="float" office:value="22.80003" calcext:value-type="float">
            <text:p>22.80</text:p>
          </table:table-cell>
          <table:table-cell table:formula="of:=[.G141]^3/[.S141]" office:value-type="float" office:value="3459.27733921714" calcext:value-type="float">
            <text:p>3459.28</text:p>
          </table:table-cell>
          <table:table-cell office:value-type="float" office:value="0" calcext:value-type="float">
            <text:p>0.00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0</text:p>
          </table:table-cell>
          <table:table-cell table:formula="of:=[.S141]/[.G141]" office:value-type="float" office:value="0.531653264591589" calcext:value-type="float">
            <text:p>0.53</text:p>
          </table:table-cell>
          <table:table-cell/>
          <table:table-cell table:style-name="ce23" office:value-type="float" office:value="0.326164514049097" calcext:value-type="float">
            <text:p>0.326164514049097</text:p>
          </table:table-cell>
          <table:table-cell office:value-type="float" office:value="1.69" calcext:value-type="float">
            <text:p>1.69</text:p>
          </table:table-cell>
          <table:table-cell table:number-columns-repeated="997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33"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E142]-[.G142])/[.G142]/[.G142]" office:value-type="float" office:value="0.395333486480039" calcext:value-type="float">
            <text:p>0.40</text:p>
          </table:table-cell>
          <table:table-cell table:formula="of:=[.E142]-[.G142]" office:value-type="float" office:value="44.5104" calcext:value-type="float">
            <text:p>44.51</text:p>
          </table:table-cell>
          <table:table-cell table:formula="of:=[.G142]^3/[.S142]" office:value-type="float" office:value="26.8401750999551" calcext:value-type="float">
            <text:p>26.84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7.72" calcext:value-type="float">
            <text:p>7.72</text:p>
          </table:table-cell>
          <table:table-cell table:style-name="ce17" office:value-type="float" office:value="0.47" calcext:value-type="float">
            <text:p>0.47</text:p>
          </table:table-cell>
          <table:table-cell table:formula="of:=[.S142]/[.G142]" office:value-type="float" office:value="4.19481246501213" calcext:value-type="float">
            <text:p>4.19</text:p>
          </table:table-cell>
          <table:table-cell table:formula="of:=[.W142]/[.D142]" office:value-type="float" office:value="0.0180769230769231" calcext:value-type="float">
            <text:p>0.0180769230769231</text:p>
          </table:table-cell>
          <table:table-cell office:value-type="float" office:value="0.203264457487947" calcext:value-type="float">
            <text:p>0.203264457487947</text:p>
          </table:table-cell>
          <table:table-cell office:value-type="float" office:value="1.32" calcext:value-type="float">
            <text:p>1.32</text:p>
          </table:table-cell>
          <table:table-cell table:number-columns-repeated="997"/>
        </table:table-row>
        <table:table-row table:style-name="ro1">
          <table:table-cell table:style-name="ce5" office:value-type="date" office:date-value="2022-06-03" calcext:value-type="date">
            <text:p>06/03/2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23.08835" calcext:value-type="float">
            <text:p>123.08835</text:p>
          </table:table-cell>
          <table:table-cell table:style-name="ce10"/>
          <table:table-cell table:style-name="ce10" office:value-type="float" office:value="44.57343" calcext:value-type="float">
            <text:p>44.57343</text:p>
          </table:table-cell>
          <table:table-cell table:style-name="ce10"/>
          <table:table-cell table:style-name="ce10" office:value-type="float" office:value="0.33" calcext:value-type="float">
            <text:p>0.33</text:p>
          </table:table-cell>
          <table:table-cell table:style-name="ce11" office:value-type="float" office:value="50" calcext:value-type="float">
            <text:p>50</text:p>
          </table:table-cell>
          <table:table-cell table:style-name="ce10"/>
          <table:table-cell table:style-name="ce10" office:value-type="string" calcext:value-type="string">
            <text:p>XZ</text:p>
          </table:table-cell>
          <table:table-cell table:style-name="ce10"/>
          <table:table-cell table:style-name="ce10" office:value-type="float" office:value="263.5" calcext:value-type="float">
            <text:p>263.5</text:p>
          </table:table-cell>
          <table:table-cell table:style-name="ce10" office:value-type="float" office:value="268.5" calcext:value-type="float">
            <text:p>268.5</text:p>
          </table:table-cell>
          <table:table-cell table:style-name="ce10" table:number-columns-repeated="2"/>
          <table:table-cell table:style-name="ce15" table:formula="of:=([.E143]-[.G143])/[.G143]/[.G143]" office:value-type="float" office:value="0.039518466390591" calcext:value-type="float">
            <text:p>0.04</text:p>
          </table:table-cell>
          <table:table-cell table:style-name="ce15" table:formula="of:=[.E143]-[.G143]" office:value-type="float" office:value="78.51492" calcext:value-type="float">
            <text:p>78.51</text:p>
          </table:table-cell>
          <table:table-cell table:style-name="ce15" table:formula="of:=[.G143]^3/[.S143]" office:value-type="float" office:value="1127.91396203099" calcext:value-type="float">
            <text:p>1127.91</text:p>
          </table:table-cell>
          <table:table-cell table:style-name="ce10" table:number-columns-repeated="2"/>
          <table:table-cell table:style-name="ce15"/>
          <table:table-cell table:style-name="ce15" table:formula="of:=[.S143]/[.G143]" office:value-type="float" office:value="1.76147359536836" calcext:value-type="float">
            <text:p>1.76</text:p>
          </table:table-cell>
          <table:table-cell table:style-name="ce10" table:formula="of:=[.W143]/[.D143]" office:value-type="float" office:value="0" calcext:value-type="float">
            <text:p>0</text:p>
          </table:table-cell>
          <table:table-cell table:style-name="ce24" office:value-type="float" office:value="0.256960089098191" calcext:value-type="float">
            <text:p>0.256960089098191</text:p>
          </table:table-cell>
          <table:table-cell table:style-name="ce10" office:value-type="float" office:value="2.88" calcext:value-type="float">
            <text:p>2.88</text:p>
          </table:table-cell>
          <table:table-cell table:style-name="ce10" table:number-columns-repeated="997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Z144:main.Z1048576 main.Z136:main.Z140 main.Z1:main.Z117 main.Z119:main.Z122 main.Z124:main.Z134 main.Z142:main.Z142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8" table:default-cell-style-name="ce28"/>
        <table:table-column table:style-name="co8" table:default-cell-style-name="Default"/>
        <table:table-column table:style-name="co8" table:default-cell-style-name="ce33"/>
        <table:table-column table:style-name="co8" table:number-columns-repeated="3" table:default-cell-style-name="Default"/>
        <table:table-column table:style-name="co8" table:default-cell-style-name="ce33"/>
        <table:table-column table:style-name="co8" table:default-cell-style-name="ce32"/>
        <table:table-column table:style-name="co8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35.29736" calcext:value-type="float">
            <text:p>135.29736</text:p>
          </table:table-cell>
          <table:table-cell table:style-name="ce33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3.68307" calcext:value-type="float">
            <text:p>63.68307</text:p>
          </table:table-cell>
          <table:table-cell table:style-name="ce33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83.84079" calcext:value-type="float">
            <text:p>83.84079</text:p>
          </table:table-cell>
          <table:table-cell table:style-name="ce33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6.66495" calcext:value-type="float">
            <text:p>66.66495</text:p>
          </table:table-cell>
          <table:table-cell table:style-name="ce33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6.04782" calcext:value-type="float">
            <text:p>96.04782</text:p>
          </table:table-cell>
          <table:table-cell table:style-name="ce33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1.62683" calcext:value-type="float">
            <text:p>71.62683</text:p>
          </table:table-cell>
          <table:table-cell table:style-name="ce33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93.71769" calcext:value-type="float">
            <text:p>93.71769</text:p>
          </table:table-cell>
          <table:table-cell table:style-name="ce32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81.85254" calcext:value-type="float">
            <text:p>81.85254</text:p>
          </table:table-cell>
          <table:table-cell table:style-name="ce32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65.68518" calcext:value-type="float">
            <text:p>65.68518</text:p>
          </table:table-cell>
          <table:table-cell table:style-name="ce32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112.55112" calcext:value-type="float">
            <text:p>112.55112</text:p>
          </table:table-cell>
          <table:table-cell table:style-name="ce32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6.79221" calcext:value-type="float">
            <text:p>186.79221</text:p>
          </table:table-cell>
          <table:table-cell table:style-name="ce32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2.61023" calcext:value-type="float">
            <text:p>72.61023</text:p>
          </table:table-cell>
          <table:table-cell table:style-name="ce32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3.68307" calcext:value-type="float">
            <text:p>63.68307</text:p>
          </table:table-cell>
          <table:table-cell table:style-name="ce32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24089" calcext:value-type="float">
            <text:p>43.24089</text:p>
          </table:table-cell>
          <table:table-cell table:style-name="ce32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57155" calcext:value-type="float">
            <text:p>43.57155</text:p>
          </table:table-cell>
          <table:table-cell table:style-name="ce32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0.70868" calcext:value-type="float">
            <text:p>160.70868</text:p>
          </table:table-cell>
          <table:table-cell table:style-name="ce32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9.28442" calcext:value-type="float">
            <text:p>139.28442</text:p>
          </table:table-cell>
          <table:table-cell table:style-name="ce32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" table:default-cell-style-name="ce32"/>
        <table:table-column table:style-name="co9" table:default-cell-style-name="ce32"/>
        <table:table-column table:style-name="co10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0.7" calcext:value-type="float">
            <text:p>120.7</text:p>
          </table:table-cell>
          <table:table-cell table:style-name="ce3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7.5" calcext:value-type="float">
            <text:p>127.5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75" calcext:value-type="float">
            <text:p>7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75" calcext:value-type="float">
            <text:p>75</text:p>
          </table:table-cell>
          <table:table-cell table:style-name="ce32"/>
          <table:table-cell/>
          <table:table-cell office:value-type="float" office:value="0.16" calcext:value-type="float">
            <text:p>0.16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150" calcext:value-type="float">
            <text:p>15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.7" calcext:value-type="float">
            <text:p>49.7</text:p>
          </table:table-cell>
          <table:table-cell table:style-name="ce3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40" calcext:value-type="float">
            <text:p>4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.2" calcext:value-type="float">
            <text:p>47.2</text:p>
          </table:table-cell>
          <table:table-cell table:style-name="ce3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8.3" calcext:value-type="float">
            <text:p>58.3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6.1" calcext:value-type="float">
            <text:p>86.1</text:p>
          </table:table-cell>
          <table:table-cell table:style-name="ce3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51" calcext:value-type="float">
            <text:p>5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/>
          <table:table-cell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number-columns-repeated="55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28.7" calcext:value-type="float">
            <text:p>128.7</text:p>
          </table:table-cell>
          <table:table-cell table:style-name="ce3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59.1" calcext:value-type="float">
            <text:p>159.1</text:p>
          </table:table-cell>
          <table:table-cell table:style-name="ce3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244.1*0.33" office:value-type="float" office:value="80.553" calcext:value-type="float">
            <text:p>80.553</text:p>
          </table:table-cell>
          <table:table-cell table:style-name="ce3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377*0.33" office:value-type="float" office:value="124.41" calcext:value-type="float">
            <text:p>124.41</text:p>
          </table:table-cell>
          <table:table-cell table:style-name="ce3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205*0.33" office:value-type="float" office:value="67.65" calcext:value-type="float">
            <text:p>67.65</text:p>
          </table:table-cell>
          <table:table-cell table:style-name="ce3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47.4" calcext:value-type="float">
            <text:p>147.4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/>
          <table:table-cell table:style-name="ce32" office:value-type="float" office:value="48.4" calcext:value-type="float">
            <text:p>48.4</text:p>
          </table:table-cell>
          <table:table-cell table:style-name="ce3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table:style-name="Default"/>
          <table:table-cell/>
          <table:table-cell table:style-name="ce32"/>
          <table:table-cell/>
          <table:table-cell table:style-name="ce32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78.1" calcext:value-type="float">
            <text:p>178.1</text:p>
          </table:table-cell>
          <table:table-cell table:style-name="ce3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27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27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8" table:default-cell-style-name="ce26"/>
        <table:table-column table:style-name="co8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8" table:default-cell-style-name="ce26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2" calcext:value-type="date">
            <text:p>08/12/21</text:p>
          </table:table-cell>
          <table:table-cell table:style-name="ce56" office:value-type="string" calcext:value-type="string">
            <text:p>2021-08-12_16h44m01s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0.2" calcext:value-type="float">
            <text:p>90.2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5h56m31s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36.8" calcext:value-type="float">
            <text:p>36.8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02m57s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0.3" calcext:value-type="float">
            <text:p>30.3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59" calcext:value-type="float">
            <text:p>559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05m45s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.5" calcext:value-type="float">
            <text:p>80.5</text:p>
          </table:table-cell>
          <table:table-cell table:style-name="ce56" office:value-type="float" office:value="25.7" calcext:value-type="float">
            <text:p>25.7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509" calcext:value-type="float">
            <text:p>509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20m05s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1.1" calcext:value-type="float">
            <text:p>91.1</text:p>
          </table:table-cell>
          <table:table-cell table:style-name="ce56" office:value-type="float" office:value="30.5" calcext:value-type="float">
            <text:p>30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534" calcext:value-type="float">
            <text:p>534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22m52s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3.5" calcext:value-type="float">
            <text:p>93.5</text:p>
          </table:table-cell>
          <table:table-cell table:style-name="ce56" office:value-type="float" office:value="28.2" calcext:value-type="float">
            <text:p>28.2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544" calcext:value-type="float">
            <text:p>544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3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32"/>
        <table:table-column table:style-name="co14" table:default-cell-style-name="ce32"/>
        <table:table-column table:style-name="co10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2" calcext:value-type="date">
            <text:p>08/12/2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0.2" calcext:value-type="float">
            <text:p>90.2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36.8" calcext:value-type="float">
            <text:p>36.8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0.3" calcext:value-type="float">
            <text:p>30.3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.5" calcext:value-type="float">
            <text:p>80.5</text:p>
          </table:table-cell>
          <table:table-cell table:style-name="ce56" office:value-type="float" office:value="25.7" calcext:value-type="float">
            <text:p>25.7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1.1" calcext:value-type="float">
            <text:p>91.1</text:p>
          </table:table-cell>
          <table:table-cell table:style-name="ce56" office:value-type="float" office:value="30.5" calcext:value-type="float">
            <text:p>30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3.5" calcext:value-type="float">
            <text:p>93.5</text:p>
          </table:table-cell>
          <table:table-cell table:style-name="ce56" office:value-type="float" office:value="28.2" calcext:value-type="float">
            <text:p>28.2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0.7" calcext:value-type="float">
            <text:p>120.7</text:p>
          </table:table-cell>
          <table:table-cell table:style-name="ce3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7.5" calcext:value-type="float">
            <text:p>127.5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.7" calcext:value-type="float">
            <text:p>49.7</text:p>
          </table:table-cell>
          <table:table-cell table:style-name="ce3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.2" calcext:value-type="float">
            <text:p>47.2</text:p>
          </table:table-cell>
          <table:table-cell table:style-name="ce3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8.3" calcext:value-type="float">
            <text:p>58.3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02" calcext:value-type="date">
            <text:p>11/02/21</text:p>
          </table:table-cell>
          <table:table-cell table:style-name="ce58" office:value-type="float" office:value="2" calcext:value-type="float">
            <text:p>2</text:p>
          </table:table-cell>
          <table:table-cell table:style-name="ce56" office:value-type="float" office:value="36" calcext:value-type="float">
            <text:p>36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86.1" calcext:value-type="float">
            <text:p>86.1</text:p>
          </table:table-cell>
          <table:table-cell table:style-name="ce58" office:value-type="float" office:value="13.7" calcext:value-type="float">
            <text:p>13.7</text:p>
          </table:table-cell>
          <table:table-cell table:style-name="ce58" office:value-type="float" office:value="0.11" calcext:value-type="float">
            <text:p>0.11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inner droplet pops out</text:p>
          </table:table-cell>
          <table:table-cell table:style-name="ce56" table:number-columns-repeated="4"/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10" calcext:value-type="date">
            <text:p>11/10/21</text:p>
          </table:table-cell>
          <table:table-cell table:style-name="ce58" office:value-type="float" office:value="4" calcext:value-type="float">
            <text:p>4</text:p>
          </table:table-cell>
          <table:table-cell table:style-name="ce56" office:value-type="float" office:value="61" calcext:value-type="float">
            <text:p>61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formula="of:=244.1*0.33" office:value-type="float" office:value="80.553" calcext:value-type="float">
            <text:p>80.553</text:p>
          </table:table-cell>
          <table:table-cell table:style-name="ce58" table:formula="of:=79*0.33" office:value-type="float" office:value="26.07" calcext:value-type="float">
            <text:p>26.07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coalescence, not good</text:p>
          </table:table-cell>
          <table:table-cell table:style-name="ce56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56" table:number-columns-repeated="1006"/>
        </table:table-row>
        <table:table-row table:style-name="ro1">
          <table:table-cell table:style-name="ce57" office:value-type="date" office:date-value="2021-11-10" calcext:value-type="date">
            <text:p>11/10/21</text:p>
          </table:table-cell>
          <table:table-cell table:style-name="ce58" office:value-type="float" office:value="5" calcext:value-type="float">
            <text:p>5</text:p>
          </table:table-cell>
          <table:table-cell table:style-name="ce56" office:value-type="float" office:value="62" calcext:value-type="float">
            <text:p>62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formula="of:=377*0.33" office:value-type="float" office:value="124.41" calcext:value-type="float">
            <text:p>124.41</text:p>
          </table:table-cell>
          <table:table-cell table:style-name="ce58" table:formula="of:=43*0.33" office:value-type="float" office:value="14.19" calcext:value-type="float">
            <text:p>14.19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coalescence, not good</text:p>
          </table:table-cell>
          <table:table-cell table:style-name="ce56" table:number-columns-repeated="4"/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205*0.33" office:value-type="float" office:value="67.65" calcext:value-type="float">
            <text:p>67.65</text:p>
          </table:table-cell>
          <table:table-cell table:style-name="ce3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32"/>
          <table:table-cell table:style-name="ce32" office:value-type="float" office:value="48.4" calcext:value-type="float">
            <text:p>48.4</text:p>
          </table:table-cell>
          <table:table-cell table:style-name="ce3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22" calcext:value-type="date">
            <text:p>11/22/21</text:p>
          </table:table-cell>
          <table:table-cell table:style-name="ce58" office:value-type="float" office:value="9" calcext:value-type="float">
            <text:p>9</text:p>
          </table:table-cell>
          <table:table-cell table:style-name="ce56" office:value-type="float" office:value="79" calcext:value-type="float">
            <text:p>7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78.1" calcext:value-type="float">
            <text:p>178.1</text:p>
          </table:table-cell>
          <table:table-cell table:style-name="ce58" office:value-type="float" office:value="27.9" calcext:value-type="float">
            <text:p>27.9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Outer drop moves, current tracking does not account for it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35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date" office:date-value="2021-10-26" calcext:value-type="date">
            <text:p>10/26/21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24" calcext:value-type="float">
            <text:p>24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15.4" calcext:value-type="float">
            <text:p>15.4</text:p>
          </table:table-cell>
          <table:table-cell table:style-name="ce62" office:value-type="float" office:value="0.11" calcext:value-type="float">
            <text:p>0.1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2" office:value-type="string" calcext:value-type="string">
            <text:p>small inner drop</text:p>
          </table:table-cell>
          <table:table-cell table:style-name="ce64" table:number-columns-repeated="2"/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6.3" calcext:value-type="float">
            <text:p>6.3</text:p>
          </table:table-cell>
          <table:table-cell table:style-name="ce64" table:formula="of:=([.E3]-[.F3])/[.F3]/[.F3]" office:value-type="float" office:value="0.247090571765896" calcext:value-type="float">
            <text:p>0.247090571765896</text:p>
          </table:table-cell>
          <table:table-cell table:style-name="ce66" office:value-type="float" office:value="0.722324663071206" calcext:value-type="float">
            <text:p>0.72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35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date" office:date-value="2021-10-27" calcext:value-type="date">
            <text:p>10/27/21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27.5" calcext:value-type="float">
            <text:p>127.5</text:p>
          </table:table-cell>
          <table:table-cell table:style-name="ce62" office:value-type="float" office:value="12.3" calcext:value-type="float">
            <text:p>12.3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XZ</text:p>
          </table:table-cell>
          <table:table-cell table:style-name="ce64" table:number-columns-repeated="3"/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16" calcext:value-type="float">
            <text:p>16</text:p>
          </table:table-cell>
          <table:table-cell table:style-name="ce64" table:formula="of:=([.E5]-[.F5])/[.F5]/[.F5]" office:value-type="float" office:value="0.761451516954194" calcext:value-type="float">
            <text:p>0.761451516954194</text:p>
          </table:table-cell>
          <table:table-cell table:style-name="ce66" office:value-type="float" office:value="0.90578125" calcext:value-type="float">
            <text:p>0.91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35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35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office:value-type="date" office:date-value="2021-11-02" calcext:value-type="date">
            <text:p>11/02/2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9.5" calcext:value-type="float">
            <text:p>9.5</text:p>
          </table:table-cell>
          <table:table-cell table:style-name="ce62" office:value-type="float" office:value="0.11" calcext:value-type="float">
            <text:p>0.11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64" table:number-columns-repeated="2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formula="of:=([.E8]-[.F8])/[.F8]/[.F8]" office:value-type="float" office:value="0.415512465373961" calcext:value-type="float">
            <text:p>0.415512465373961</text:p>
          </table:table-cell>
          <table:table-cell table:style-name="ce66" office:value-type="float" office:value="0.535982513661202" calcext:value-type="float">
            <text:p>0.54</text:p>
          </table:table-cell>
          <table:table-cell table:style-name="ce64" office:value-type="string" calcext:value-type="string">
            <text:p>Ye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004"/>
        </table:table-row>
        <table:table-row table:style-name="ro1">
          <table:table-cell table:style-name="ce61" office:value-type="date" office:date-value="2021-11-02" calcext:value-type="date">
            <text:p>11/02/21</text:p>
          </table:table-cell>
          <table:table-cell table:style-name="ce63" office:value-type="float" office:value="2" calcext:value-type="float">
            <text:p>2</text:p>
          </table:table-cell>
          <table:table-cell table:style-name="ce33" office:value-type="float" office:value="36" calcext:value-type="float">
            <text:p>36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86.1" calcext:value-type="float">
            <text:p>86.1</text:p>
          </table:table-cell>
          <table:table-cell table:style-name="ce63" office:value-type="float" office:value="13.7" calcext:value-type="float">
            <text:p>13.7</text:p>
          </table:table-cell>
          <table:table-cell table:style-name="ce63" office:value-type="float" office:value="0.11" calcext:value-type="float">
            <text:p>0.11</text:p>
          </table:table-cell>
          <table:table-cell table:style-name="ce63" office:value-type="float" office:value="50" calcext:value-type="float">
            <text:p>50</text:p>
          </table:table-cell>
          <table:table-cell table:style-name="ce63"/>
          <table:table-cell table:style-name="ce63" office:value-type="string" calcext:value-type="string">
            <text:p>XZ</text:p>
          </table:table-cell>
          <table:table-cell table:style-name="ce33" office:value-type="string" calcext:value-type="string">
            <text:p>inner droplet pops out</text:p>
          </table:table-cell>
          <table:table-cell table:style-name="ce33" table:number-columns-repeated="2"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35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35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35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35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35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35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35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35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35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35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60" office:value-type="date" office:date-value="2021-11-03" calcext:value-type="date">
            <text:p>11/03/21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53" calcext:value-type="float">
            <text:p>53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72.5" calcext:value-type="float">
            <text:p>72.5</text:p>
          </table:table-cell>
          <table:table-cell table:style-name="ce62" office:value-type="float" office:value="21.1" calcext:value-type="float">
            <text:p>21.1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5" office:value-type="string" calcext:value-type="string">
            <text:p>Inner droplet pops out</text:p>
          </table:table-cell>
          <table:table-cell table:style-name="ce64" table:number-columns-repeated="2"/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([.E19]-[.F19])/[.F19]/[.F19]" office:value-type="float" office:value="0.11545113541924" calcext:value-type="float">
            <text:p>0.11545113541924</text:p>
          </table:table-cell>
          <table:table-cell table:style-name="ce66" office:value-type="float" office:value="0.589224112898542" calcext:value-type="float">
            <text:p>0.59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35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35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60" office:value-type="date" office:date-value="2021-11-03" calcext:value-type="date">
            <text:p>11/03/21</text:p>
          </table:table-cell>
          <table:table-cell table:style-name="ce62" office:value-type="float" office:value="4" calcext:value-type="float">
            <text:p>4</text:p>
          </table:table-cell>
          <table:table-cell table:style-name="ce64" office:value-type="float" office:value="51" calcext:value-type="float">
            <text:p>51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132.6" calcext:value-type="float">
            <text:p>132.6</text:p>
          </table:table-cell>
          <table:table-cell table:style-name="ce62" office:value-type="float" office:value="15.6" calcext:value-type="float">
            <text:p>15.6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XZ</text:p>
          </table:table-cell>
          <table:table-cell table:style-name="ce64" table:number-columns-repeated="3"/>
          <table:table-cell table:style-name="ce64" office:value-type="float" office:value="850" calcext:value-type="float">
            <text:p>850</text:p>
          </table:table-cell>
          <table:table-cell table:style-name="ce64" office:value-type="float" office:value="15" calcext:value-type="float">
            <text:p>15</text:p>
          </table:table-cell>
          <table:table-cell table:style-name="ce64" table:formula="of:=([.E22]-[.F22])/[.F22]/[.F22]" office:value-type="float" office:value="0.480769230769231" calcext:value-type="float">
            <text:p>0.480769230769231</text:p>
          </table:table-cell>
          <table:table-cell table:style-name="ce66" office:value-type="float" office:value="0.765542664985288" calcext:value-type="float">
            <text:p>0.77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35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35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office:value-type="date" office:date-value="2021-11-11" calcext:value-type="date">
            <text:p>11/11/21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72" calcext:value-type="float">
            <text:p>72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76.8" calcext:value-type="float">
            <text:p>176.8</text:p>
          </table:table-cell>
          <table:table-cell table:style-name="ce62" office:value-type="float" office:value="12.3" calcext:value-type="float">
            <text:p>12.3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5" office:value-type="string" calcext:value-type="string">
            <text:p>inner pop out</text:p>
          </table:table-cell>
          <table:table-cell table:style-name="ce64" table:number-columns-repeated="2"/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([.E25]-[.F25])/[.F25]/[.F25]" office:value-type="float" office:value="1.08731575120629" calcext:value-type="float">
            <text:p>1.08731575120629</text:p>
          </table:table-cell>
          <table:table-cell table:style-name="ce66" office:value-type="float" office:value="0.372828708696931" calcext:value-type="float">
            <text:p>0.37</text:p>
          </table:table-cell>
          <table:table-cell table:style-name="ce64" office:value-type="string" calcext:value-type="string">
            <text:p>Ye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00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35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35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35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35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33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8" table:default-cell-style-name="ce28"/>
        <table:table-column table:style-name="co8" table:default-cell-style-name="ce32"/>
        <table:table-column table:style-name="co8" table:default-cell-style-name="ce33"/>
        <table:table-column table:style-name="co8" table:number-columns-repeated="5" table:default-cell-style-name="ce32"/>
        <table:table-column table:style-name="co8" table:default-cell-style-name="ce33"/>
        <table:table-column table:style-name="co8" table:number-columns-repeated="2" table:default-cell-style-name="ce32"/>
        <table:table-column table:style-name="co8" table:default-cell-style-name="ce33"/>
        <table:table-column table:style-name="co8" table:default-cell-style-name="ce32"/>
        <table:table-column table:style-name="co8" table:number-columns-repeated="4" table:default-cell-style-name="Default"/>
        <table:table-column table:style-name="co8" table:number-columns-repeated="6" table:default-cell-style-name="ce35"/>
        <table:table-column table:style-name="co8" table:default-cell-style-name="Default"/>
        <table:table-column table:style-name="co8" table:default-cell-style-name="ce43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3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29.87" calcext:value-type="float">
            <text:p>129.87</text:p>
          </table:table-cell>
          <table:table-cell table:style-name="ce33" office:value-type="float" office:value="1.14" calcext:value-type="float">
            <text:p>1.14</text:p>
          </table:table-cell>
          <table:table-cell table:style-name="ce33" office:value-type="float" office:value="82.59" calcext:value-type="float">
            <text:p>82.59</text:p>
          </table:table-cell>
          <table:table-cell table:style-name="ce33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68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0.08" calcext:value-type="float">
            <text:p>60.08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15.26" calcext:value-type="float">
            <text:p>15.26</text:p>
          </table:table-cell>
          <table:table-cell table:style-name="ce33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68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3.75" calcext:value-type="float">
            <text:p>63.75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20.91" calcext:value-type="float">
            <text:p>20.91</text:p>
          </table:table-cell>
          <table:table-cell table:style-name="ce33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68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3.51" calcext:value-type="float">
            <text:p>93.51</text:p>
          </table:table-cell>
          <table:table-cell table:style-name="ce33" office:value-type="float" office:value="1.28" calcext:value-type="float">
            <text:p>1.28</text:p>
          </table:table-cell>
          <table:table-cell table:style-name="ce33" office:value-type="float" office:value="9.86" calcext:value-type="float">
            <text:p>9.86</text:p>
          </table:table-cell>
          <table:table-cell table:style-name="ce33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68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11.99" calcext:value-type="float">
            <text:p>11.99</text:p>
          </table:table-cell>
          <table:table-cell table:style-name="ce33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68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68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68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4:24:42.8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7-26T17:40:04.826000000</dc:date>
    <meta:editing-cycles>111</meta:editing-cycles>
    <meta:editing-duration>P42DT8H20M5S</meta:editing-duration>
    <meta:generator>LibreOffice/7.2.0.4$Windows_X86_64 LibreOffice_project/9a9c6381e3f7a62afc1329bd359cc48accb6435b</meta:generator>
    <meta:document-statistic meta:table-count="9" meta:cell-count="7948" meta:object-count="0"/>
  </office:meta>
</office:document-meta>
</file>